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leve" style:family="table">
      <style:table-properties style:width="5.096cm" fo:margin-left="0.116cm" table:align="left"/>
    </style:style>
    <style:style style:name="Eleve.A" style:family="table-column">
      <style:table-column-properties style:column-width="5.096cm"/>
    </style:style>
    <style:style style:name="Eleve.A1" style:family="table-cell">
      <style:table-cell-properties fo:padding="0.097cm" fo:border="0.05pt solid #000000"/>
    </style:style>
    <style:style style:name="Eleve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.9" style:family="table-row">
      <style:table-row-properties style:min-row-height="0.619cm"/>
    </style:style>
    <style:style style:name="tuteur" style:family="table">
      <style:table-properties style:width="6.191cm" table:align="left"/>
    </style:style>
    <style:style style:name="tuteur.A" style:family="table-column">
      <style:table-column-properties style:column-width="6.191cm"/>
    </style:style>
    <style:style style:name="tuteur.A1" style:family="table-cell">
      <style:table-cell-properties fo:padding="0.097cm" fo:border="0.05pt solid #000000"/>
    </style:style>
    <style:style style:name="tu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users" style:family="table">
      <style:table-properties style:width="5.212cm" table:align="left"/>
    </style:style>
    <style:style style:name="users.A" style:family="table-column">
      <style:table-column-properties style:column-width="5.212cm"/>
    </style:style>
    <style:style style:name="users.A1" style:family="table-cell">
      <style:table-cell-properties fo:padding="0.097cm" fo:border="0.05pt solid #000000"/>
    </style:style>
    <style:style style:name="user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" style:family="table">
      <style:table-properties style:width="5.398cm" table:align="left"/>
    </style:style>
    <style:style style:name="formation.A" style:family="table-column">
      <style:table-column-properties style:column-width="5.398cm"/>
    </style:style>
    <style:style style:name="formation.A1" style:family="table-cell">
      <style:table-cell-properties fo:padding="0.097cm" fo:border="0.05pt solid #000000"/>
    </style:style>
    <style:style style:name="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inscription" style:family="table">
      <style:table-properties style:width="5.398cm" table:align="left"/>
    </style:style>
    <style:style style:name="inscription.A" style:family="table-column">
      <style:table-column-properties style:column-width="5.398cm"/>
    </style:style>
    <style:style style:name="inscription.A1" style:family="table-cell">
      <style:table-cell-properties fo:padding="0.097cm" fo:border="0.05pt solid #000000"/>
    </style:style>
    <style:style style:name="inscrip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_5f_group" style:display-name="formation_group" style:family="table">
      <style:table-properties style:width="5.503cm" table:align="left"/>
    </style:style>
    <style:style style:name="formation_5f_group.A" style:display-name="formation_group.A" style:family="table-column">
      <style:table-column-properties style:column-width="5.503cm"/>
    </style:style>
    <style:style style:name="formation_5f_group.A1" style:display-name="formation_group.A1" style:family="table-cell">
      <style:table-cell-properties fo:padding="0.097cm" fo:border="0.05pt solid #000000"/>
    </style:style>
    <style:style style:name="formation_5f_group.A2" style:display-name="formation_group.A2" style:family="table-cell">
      <style:table-cell-properties fo:padding="0.097cm" fo:border-left="0.05pt solid #000000" fo:border-right="0.05pt solid #000000" fo:border-top="none" fo:border-bottom="0.05pt solid #000000"/>
    </style:style>
    <style:style style:name="compo_5f_formation" style:display-name="compo_formation" style:family="table">
      <style:table-properties style:width="5.689cm" table:align="left"/>
    </style:style>
    <style:style style:name="compo_5f_formation.A" style:display-name="compo_formation.A" style:family="table-column">
      <style:table-column-properties style:column-width="5.689cm"/>
    </style:style>
    <style:style style:name="compo_5f_formation.A1" style:display-name="compo_formation.A1" style:family="table-cell">
      <style:table-cell-properties fo:padding="0.097cm" fo:border="0.05pt solid #000000"/>
    </style:style>
    <style:style style:name="compo_5f_formation.A2" style:display-name="compo_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matieres" style:family="table">
      <style:table-properties style:width="5.609cm" table:align="left"/>
    </style:style>
    <style:style style:name="matieres.A" style:family="table-column">
      <style:table-column-properties style:column-width="5.609cm"/>
    </style:style>
    <style:style style:name="matieres.A1" style:family="table-cell">
      <style:table-cell-properties fo:padding="0.097cm" fo:border="0.05pt solid #000000"/>
    </style:style>
    <style:style style:name="matieres.A2" style:family="table-cell">
      <style:table-cell-properties fo:padding="0.097cm" fo:border-left="0.05pt solid #000000" fo:border-right="0.05pt solid #000000" fo:border-top="none" fo:border-bottom="0.05pt solid #000000"/>
    </style:style>
    <style:style style:name="Notes" style:family="table">
      <style:table-properties style:width="5.689cm" table:align="left"/>
    </style:style>
    <style:style style:name="Notes.A" style:family="table-column">
      <style:table-column-properties style:column-width="5.689cm"/>
    </style:style>
    <style:style style:name="Notes.A1" style:family="table-cell">
      <style:table-cell-properties fo:padding="0.097cm" fo:border="0.05pt solid #000000"/>
    </style:style>
    <style:style style:name="Notes.A2" style:family="table-cell">
      <style:table-cell-properties fo:padding="0.097cm" fo:border-left="0.05pt solid #000000" fo:border-right="0.05pt solid #000000" fo:border-top="none" fo:border-bottom="0.05pt solid #000000"/>
    </style:style>
    <style:style style:name="cours" style:family="table">
      <style:table-properties style:width="5.794cm" table:align="left"/>
    </style:style>
    <style:style style:name="cours.A" style:family="table-column">
      <style:table-column-properties style:column-width="5.794cm"/>
    </style:style>
    <style:style style:name="cours.A1" style:family="table-cell">
      <style:table-cell-properties fo:padding="0.097cm" fo:border="0.05pt solid #000000"/>
    </style:style>
    <style:style style:name="cours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s" style:family="table">
      <style:table-properties style:width="5.794cm" table:align="left"/>
    </style:style>
    <style:style style:name="exams.A" style:family="table-column">
      <style:table-column-properties style:column-width="5.794cm"/>
    </style:style>
    <style:style style:name="exams.A1" style:family="table-cell">
      <style:table-cell-properties fo:padding="0.097cm" fo:border="0.05pt solid #000000"/>
    </style:style>
    <style:style style:name="exam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" style:family="table">
      <style:table-properties style:width="6.297cm" table:align="left"/>
    </style:style>
    <style:style style:name="formateur.A" style:family="table-column">
      <style:table-column-properties style:column-width="6.297cm"/>
    </style:style>
    <style:style style:name="formateur.A1" style:family="table-cell">
      <style:table-cell-properties fo:padding="0.097cm" fo:border="0.05pt solid #000000"/>
    </style:style>
    <style:style style:name="forma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.17" style:family="table-row">
      <style:table-row-properties style:min-row-height="0.73cm"/>
    </style:style>
    <style:style style:name="salles" style:family="table">
      <style:table-properties style:width="5.9cm" table:align="left"/>
    </style:style>
    <style:style style:name="salles.A" style:family="table-column">
      <style:table-column-properties style:column-width="5.9cm"/>
    </style:style>
    <style:style style:name="salles.A1" style:family="table-cell">
      <style:table-cell-properties fo:padding="0.097cm" fo:border="0.05pt solid #000000"/>
    </style:style>
    <style:style style:name="salles.A2" style:family="table-cell">
      <style:table-cell-properties fo:padding="0.097cm" fo:border-left="0.05pt solid #000000" fo:border-right="0.05pt solid #000000" fo:border-top="none" fo:border-bottom="0.05pt solid #000000"/>
    </style:style>
    <style:style style:name="tuteur_5f_document" style:display-name="tuteur_document" style:family="table">
      <style:table-properties style:width="6.297cm" table:align="left"/>
    </style:style>
    <style:style style:name="tuteur_5f_document.A" style:display-name="tuteur_document.A" style:family="table-column">
      <style:table-column-properties style:column-width="6.297cm"/>
    </style:style>
    <style:style style:name="tuteur_5f_document.A1" style:display-name="tuteur_document.A1" style:family="table-cell">
      <style:table-cell-properties fo:padding="0.097cm" fo:border="0.05pt solid #000000"/>
    </style:style>
    <style:style style:name="tuteur_5f_document.A2" style:display-name="tuteur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_5f_document" style:display-name="eleve_document" style:family="table">
      <style:table-properties style:width="6.403cm" table:align="left"/>
    </style:style>
    <style:style style:name="eleve_5f_document.A" style:display-name="eleve_document.A" style:family="table-column">
      <style:table-column-properties style:column-width="6.403cm"/>
    </style:style>
    <style:style style:name="eleve_5f_document.A1" style:display-name="eleve_document.A1" style:family="table-cell">
      <style:table-cell-properties fo:padding="0.097cm" fo:border="0.05pt solid #000000"/>
    </style:style>
    <style:style style:name="eleve_5f_document.A2" style:display-name="eleve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_5f_type" style:display-name="exam_type" style:family="table">
      <style:table-properties style:width="6.403cm" table:align="left"/>
    </style:style>
    <style:style style:name="exam_5f_type.A" style:display-name="exam_type.A" style:family="table-column">
      <style:table-column-properties style:column-width="6.403cm"/>
    </style:style>
    <style:style style:name="exam_5f_type.A1" style:display-name="exam_type.A1" style:family="table-cell">
      <style:table-cell-properties fo:padding="0.097cm" fo:border="0.05pt solid #000000"/>
    </style:style>
    <style:style style:name="exam_5f_type.A2" style:display-name="exam_type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" style:family="table">
      <style:table-properties style:width="6.403cm" table:align="left"/>
    </style:style>
    <style:style style:name="mensualite.A" style:family="table-column">
      <style:table-column-properties style:column-width="6.403cm"/>
    </style:style>
    <style:style style:name="mensualite.A1" style:family="table-cell">
      <style:table-cell-properties fo:padding="0.097cm" fo:border="0.05pt solid #000000"/>
    </style:style>
    <style:style style:name="mensualite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.8" style:family="table-row">
      <style:table-row-properties style:min-row-height="0.725cm"/>
    </style:style>
    <style:style style:name="user_5f_documents" style:display-name="user_documents" style:family="table">
      <style:table-properties style:width="6.297cm" table:align="left"/>
    </style:style>
    <style:style style:name="user_5f_documents.A" style:display-name="user_documents.A" style:family="table-column">
      <style:table-column-properties style:column-width="6.297cm"/>
    </style:style>
    <style:style style:name="user_5f_documents.A1" style:display-name="user_documents.A1" style:family="table-cell">
      <style:table-cell-properties fo:padding="0.097cm" fo:border="0.05pt solid #000000"/>
    </style:style>
    <style:style style:name="user_5f_documents.A2" style:display-name="use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_5f_documents" style:display-name="formateur_documents" style:family="table">
      <style:table-properties style:width="6.112cm" table:align="left"/>
    </style:style>
    <style:style style:name="formateur_5f_documents.A" style:display-name="formateur_documents.A" style:family="table-column">
      <style:table-column-properties style:column-width="6.112cm"/>
    </style:style>
    <style:style style:name="formateur_5f_documents.A1" style:display-name="formateur_documents.A1" style:family="table-cell">
      <style:table-cell-properties fo:padding="0.097cm" fo:border="0.05pt solid #000000"/>
    </style:style>
    <style:style style:name="formateur_5f_documents.A2" style:display-name="formateu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112cm" table:align="left"/>
    </style:style>
    <style:style style:name="Table1.A" style:family="table-column">
      <style:table-column-properties style:column-width="6.11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191cm" table:align="left"/>
    </style:style>
    <style:style style:name="Table2.A" style:family="table-column">
      <style:table-column-properties style:column-width="6.191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resence" style:family="table">
      <style:table-properties style:width="6.191cm" table:align="left"/>
    </style:style>
    <style:style style:name="presence.A" style:family="table-column">
      <style:table-column-properties style:column-width="6.191cm"/>
    </style:style>
    <style:style style:name="presence.A1" style:family="table-cell">
      <style:table-cell-properties fo:padding="0.097cm" fo:border="0.05pt solid #000000"/>
    </style:style>
    <style:style style:name="presence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794cm" table:align="left"/>
    </style:style>
    <style:style style:name="Table3.A" style:family="table-column">
      <style:table-column-properties style:column-width="5.794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5.794cm" table:align="left"/>
    </style:style>
    <style:style style:name="Table5.A" style:family="table-column">
      <style:table-column-properties style:column-width="5.794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6.112cm" table:align="left"/>
    </style:style>
    <style:style style:name="Table7.A" style:family="table-column">
      <style:table-column-properties style:column-width="6.11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112cm" table:align="left"/>
    </style:style>
    <style:style style:name="Table6.A" style:family="table-column">
      <style:table-column-properties style:column-width="6.11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.112cm" table:align="left"/>
    </style:style>
    <style:style style:name="Table8.A" style:family="table-column">
      <style:table-column-properties style:column-width="6.11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6.112cm" table:align="left"/>
    </style:style>
    <style:style style:name="Table9.A" style:family="table-column">
      <style:table-column-properties style:column-width="6.11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112cm" table:align="left"/>
    </style:style>
    <style:style style:name="Table10.A" style:family="table-column">
      <style:table-column-properties style:column-width="6.112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6.112cm" table:align="left"/>
    </style:style>
    <style:style style:name="Table11.A" style:family="table-column">
      <style:table-column-properties style:column-width="6.112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6.403cm" table:align="left"/>
    </style:style>
    <style:style style:name="Table12.A" style:family="table-column">
      <style:table-column-properties style:column-width="6.403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9" style:family="table-row">
      <style:table-row-properties style:min-row-height="0.725cm"/>
    </style:style>
    <style:style style:name="Table13" style:family="table">
      <style:table-properties style:width="6.112cm" table:align="left"/>
    </style:style>
    <style:style style:name="Table13.A" style:family="table-column">
      <style:table-column-properties style:column-width="6.112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6.112cm" table:align="left"/>
    </style:style>
    <style:style style:name="Table14.A" style:family="table-column">
      <style:table-column-properties style:column-width="6.112cm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6.403cm" table:align="left"/>
    </style:style>
    <style:style style:name="Table15.A" style:family="table-column">
      <style:table-column-properties style:column-width="6.403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8" style:family="table-row">
      <style:table-row-properties style:min-row-height="0.725cm"/>
    </style:style>
    <style:style style:name="Table16" style:family="table">
      <style:table-properties style:width="6.403cm" table:align="left"/>
    </style:style>
    <style:style style:name="Table16.A" style:family="table-column">
      <style:table-column-properties style:column-width="6.403cm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6.403cm" table:align="left"/>
    </style:style>
    <style:style style:name="Table17.A" style:family="table-column">
      <style:table-column-properties style:column-width="6.403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6.403cm" table:align="left"/>
    </style:style>
    <style:style style:name="Table18.A" style:family="table-column">
      <style:table-column-properties style:column-width="6.403cm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6.403cm" table:align="left"/>
    </style:style>
    <style:style style:name="Table19.A" style:family="table-column">
      <style:table-column-properties style:column-width="6.403cm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6.403cm" table:align="left"/>
    </style:style>
    <style:style style:name="Table20.A" style:family="table-column">
      <style:table-column-properties style:column-width="6.403cm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6.403cm" table:align="left"/>
    </style:style>
    <style:style style:name="Table21.A" style:family="table-column">
      <style:table-column-properties style:column-width="6.403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6.403cm" table:align="left"/>
    </style:style>
    <style:style style:name="Table22.A" style:family="table-column">
      <style:table-column-properties style:column-width="6.403cm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6.403cm" table:align="left"/>
    </style:style>
    <style:style style:name="Table23.A" style:family="table-column">
      <style:table-column-properties style:column-width="6.403cm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.403cm" table:align="left"/>
    </style:style>
    <style:style style:name="Table4.A" style:family="table-column">
      <style:table-column-properties style:column-width="6.403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d092d" officeooo:paragraph-rsid="001cb98e" style:font-weight-asian="bold" style:font-weight-complex="bold"/>
    </style:style>
    <style:style style:name="P2" style:family="paragraph" style:parent-style-name="Table_20_Contents">
      <style:text-properties fo:font-weight="bold" officeooo:rsid="002c77ac" officeooo:paragraph-rsid="002c77ac" style:font-weight-asian="bold" style:font-weight-complex="bold"/>
    </style:style>
    <style:style style:name="P3" style:family="paragraph" style:parent-style-name="Table_20_Contents">
      <style:text-properties fo:font-weight="bold" officeooo:rsid="00387a61" officeooo:paragraph-rsid="00387a61" style:font-weight-asian="bold" style:font-weight-complex="bold"/>
    </style:style>
    <style:style style:name="P4" style:family="paragraph" style:parent-style-name="Table_20_Contents">
      <style:text-properties fo:font-weight="bold" officeooo:rsid="0044ceae" officeooo:paragraph-rsid="0044ceae" style:font-weight-asian="bold" style:font-weight-complex="bold"/>
    </style:style>
    <style:style style:name="P5" style:family="paragraph" style:parent-style-name="Table_20_Contents">
      <style:text-properties fo:font-weight="bold" officeooo:rsid="004b366b" officeooo:paragraph-rsid="004b366b" style:font-weight-asian="bold" style:font-weight-complex="bold"/>
    </style:style>
    <style:style style:name="P6" style:family="paragraph" style:parent-style-name="Table_20_Contents">
      <style:text-properties fo:font-weight="bold" officeooo:rsid="004ffddc" officeooo:paragraph-rsid="004ffddc" style:font-weight-asian="bold" style:font-weight-complex="bold"/>
    </style:style>
    <style:style style:name="P7" style:family="paragraph" style:parent-style-name="Table_20_Contents">
      <style:text-properties fo:font-weight="bold" officeooo:rsid="0054c885" officeooo:paragraph-rsid="0054c885" style:font-weight-asian="bold" style:font-weight-complex="bold"/>
    </style:style>
    <style:style style:name="P8" style:family="paragraph" style:parent-style-name="Table_20_Contents">
      <style:text-properties fo:font-weight="bold" officeooo:rsid="005702ed" officeooo:paragraph-rsid="005702ed" style:font-weight-asian="bold" style:font-weight-complex="bold"/>
    </style:style>
    <style:style style:name="P9" style:family="paragraph" style:parent-style-name="Table_20_Contents">
      <style:text-properties fo:font-weight="bold" officeooo:rsid="0063c32f" officeooo:paragraph-rsid="0063c32f" style:font-weight-asian="bold" style:font-weight-complex="bold"/>
    </style:style>
    <style:style style:name="P10" style:family="paragraph" style:parent-style-name="Table_20_Contents">
      <style:text-properties fo:font-weight="bold" officeooo:rsid="00650e46" officeooo:paragraph-rsid="00650e46" style:font-weight-asian="bold" style:font-weight-complex="bold"/>
    </style:style>
    <style:style style:name="P11" style:family="paragraph" style:parent-style-name="Table_20_Contents">
      <style:text-properties fo:font-weight="bold" officeooo:rsid="00687856" officeooo:paragraph-rsid="00687856" style:font-weight-asian="bold" style:font-weight-complex="bold"/>
    </style:style>
    <style:style style:name="P12" style:family="paragraph" style:parent-style-name="Table_20_Contents">
      <style:text-properties fo:font-weight="bold" officeooo:rsid="006ff048" officeooo:paragraph-rsid="006ff048" style:font-weight-asian="bold" style:font-weight-complex="bold"/>
    </style:style>
    <style:style style:name="P13" style:family="paragraph" style:parent-style-name="Table_20_Contents">
      <style:text-properties fo:font-weight="bold" officeooo:rsid="00762241" officeooo:paragraph-rsid="00762241" style:font-weight-asian="bold" style:font-weight-complex="bold"/>
    </style:style>
    <style:style style:name="P14" style:family="paragraph" style:parent-style-name="Table_20_Contents">
      <style:text-properties fo:font-weight="bold" officeooo:rsid="00768f0f" officeooo:paragraph-rsid="00768f0f" style:font-weight-asian="bold" style:font-weight-complex="bold"/>
    </style:style>
    <style:style style:name="P15" style:family="paragraph" style:parent-style-name="Table_20_Contents">
      <style:text-properties fo:font-weight="bold" officeooo:rsid="007b246d" officeooo:paragraph-rsid="007b246d" style:font-weight-asian="bold" style:font-weight-complex="bold"/>
    </style:style>
    <style:style style:name="P16" style:family="paragraph" style:parent-style-name="Table_20_Contents">
      <style:text-properties fo:font-weight="bold" officeooo:rsid="008403d5" officeooo:paragraph-rsid="008403d5" style:font-weight-asian="bold" style:font-weight-complex="bold"/>
    </style:style>
    <style:style style:name="P17" style:family="paragraph" style:parent-style-name="Table_20_Contents">
      <style:text-properties fo:font-weight="bold" officeooo:rsid="008581fa" officeooo:paragraph-rsid="008581fa" style:font-weight-asian="bold" style:font-weight-complex="bold"/>
    </style:style>
    <style:style style:name="P18" style:family="paragraph" style:parent-style-name="Table_20_Contents">
      <style:text-properties fo:font-weight="bold" officeooo:rsid="0086fe8a" officeooo:paragraph-rsid="0086fe8a" style:font-weight-asian="bold" style:font-weight-complex="bold"/>
    </style:style>
    <style:style style:name="P19" style:family="paragraph" style:parent-style-name="Table_20_Contents">
      <style:text-properties fo:font-weight="bold" officeooo:rsid="008a98ac" officeooo:paragraph-rsid="008a98ac" style:font-weight-asian="bold" style:font-weight-complex="bold"/>
    </style:style>
    <style:style style:name="P20" style:family="paragraph" style:parent-style-name="Table_20_Contents">
      <style:text-properties fo:font-weight="bold" officeooo:rsid="00a1337b" officeooo:paragraph-rsid="00a1337b" style:font-weight-asian="bold" style:font-weight-complex="bold"/>
    </style:style>
    <style:style style:name="P21" style:family="paragraph" style:parent-style-name="Table_20_Contents">
      <style:text-properties fo:font-weight="bold" officeooo:rsid="00a32ac4" officeooo:paragraph-rsid="00a32ac4" style:font-weight-asian="bold" style:font-weight-complex="bold"/>
    </style:style>
    <style:style style:name="P22" style:family="paragraph" style:parent-style-name="Table_20_Contents">
      <style:text-properties fo:font-weight="bold" officeooo:rsid="00a42ef1" officeooo:paragraph-rsid="00a42ef1" style:font-weight-asian="bold" style:font-weight-complex="bold"/>
    </style:style>
    <style:style style:name="P23" style:family="paragraph" style:parent-style-name="Table_20_Contents">
      <style:text-properties fo:font-weight="bold" officeooo:rsid="00a82209" officeooo:paragraph-rsid="00a82209" style:font-weight-asian="bold" style:font-weight-complex="bold"/>
    </style:style>
    <style:style style:name="P24" style:family="paragraph" style:parent-style-name="Table_20_Contents">
      <style:text-properties fo:font-weight="bold" officeooo:rsid="00ae7721" officeooo:paragraph-rsid="00ae7721" style:font-weight-asian="bold" style:font-weight-complex="bold"/>
    </style:style>
    <style:style style:name="P25" style:family="paragraph" style:parent-style-name="Table_20_Contents">
      <style:text-properties fo:font-weight="bold" officeooo:rsid="00b07414" officeooo:paragraph-rsid="00b07414" style:font-weight-asian="bold" style:font-weight-complex="bold"/>
    </style:style>
    <style:style style:name="P26" style:family="paragraph" style:parent-style-name="Table_20_Contents">
      <style:text-properties fo:font-weight="bold" officeooo:rsid="00b0e5f1" officeooo:paragraph-rsid="00b0e5f1" style:font-weight-asian="bold" style:font-weight-complex="bold"/>
    </style:style>
    <style:style style:name="P27" style:family="paragraph" style:parent-style-name="Table_20_Contents">
      <style:text-properties fo:font-weight="bold" officeooo:rsid="00b59c18" officeooo:paragraph-rsid="00b59c18" style:font-weight-asian="bold" style:font-weight-complex="bold"/>
    </style:style>
    <style:style style:name="P28" style:family="paragraph" style:parent-style-name="Table_20_Contents">
      <style:text-properties fo:font-weight="bold" officeooo:rsid="00b60a0e" officeooo:paragraph-rsid="00b60a0e" style:font-weight-asian="bold" style:font-weight-complex="bold"/>
    </style:style>
    <style:style style:name="P29" style:family="paragraph" style:parent-style-name="Table_20_Contents">
      <style:text-properties fo:font-weight="bold" officeooo:rsid="00b9c45e" officeooo:paragraph-rsid="00b9c45e" style:font-weight-asian="bold" style:font-weight-complex="bold"/>
    </style:style>
    <style:style style:name="P30" style:family="paragraph" style:parent-style-name="Table_20_Contents">
      <style:text-properties fo:font-weight="bold" officeooo:rsid="00bb104e" officeooo:paragraph-rsid="00bb104e" style:font-weight-asian="bold" style:font-weight-complex="bold"/>
    </style:style>
    <style:style style:name="P31" style:family="paragraph" style:parent-style-name="Table_20_Contents">
      <style:text-properties fo:font-weight="bold" officeooo:rsid="00bcbc29" officeooo:paragraph-rsid="00bcbc29" style:font-weight-asian="bold" style:font-weight-complex="bold"/>
    </style:style>
    <style:style style:name="P32" style:family="paragraph" style:parent-style-name="Table_20_Contents">
      <style:text-properties fo:font-weight="bold" officeooo:rsid="00c7a4f8" officeooo:paragraph-rsid="00c7a4f8" style:font-weight-asian="bold" style:font-weight-complex="bold"/>
    </style:style>
    <style:style style:name="P33" style:family="paragraph" style:parent-style-name="Table_20_Contents">
      <style:text-properties fo:font-weight="bold" officeooo:rsid="00cdef70" officeooo:paragraph-rsid="00cdef70" style:font-weight-asian="bold" style:font-weight-complex="bold"/>
    </style:style>
    <style:style style:name="P34" style:family="paragraph" style:parent-style-name="Table_20_Contents">
      <style:text-properties fo:font-weight="bold" officeooo:rsid="00d1f7bb" officeooo:paragraph-rsid="00d1f7bb" style:font-weight-asian="bold" style:font-weight-complex="bold"/>
    </style:style>
    <style:style style:name="P35" style:family="paragraph" style:parent-style-name="Table_20_Contents">
      <style:text-properties fo:font-weight="bold" officeooo:rsid="00d4f07a" officeooo:paragraph-rsid="00d4f07a" style:font-weight-asian="bold" style:font-weight-complex="bold"/>
    </style:style>
    <style:style style:name="P36" style:family="paragraph" style:parent-style-name="Table_20_Contents">
      <style:text-properties officeooo:rsid="001f01f3" officeooo:paragraph-rsid="001f01f3"/>
    </style:style>
    <style:style style:name="P37" style:family="paragraph" style:parent-style-name="Table_20_Contents">
      <style:text-properties officeooo:rsid="001f0861" officeooo:paragraph-rsid="001f0861"/>
    </style:style>
    <style:style style:name="P38" style:family="paragraph" style:parent-style-name="Table_20_Contents">
      <style:text-properties officeooo:rsid="00209a28" officeooo:paragraph-rsid="00209a28"/>
    </style:style>
    <style:style style:name="P39" style:family="paragraph" style:parent-style-name="Table_20_Contents">
      <style:text-properties officeooo:rsid="002440c2" officeooo:paragraph-rsid="002440c2"/>
    </style:style>
    <style:style style:name="P40" style:family="paragraph" style:parent-style-name="Table_20_Contents">
      <style:text-properties officeooo:rsid="0027d410" officeooo:paragraph-rsid="0027d410"/>
    </style:style>
    <style:style style:name="P41" style:family="paragraph" style:parent-style-name="Table_20_Contents">
      <style:text-properties officeooo:rsid="00287bdc" officeooo:paragraph-rsid="00287bdc"/>
    </style:style>
    <style:style style:name="P42" style:family="paragraph" style:parent-style-name="Table_20_Contents">
      <style:text-properties officeooo:rsid="001fc468" officeooo:paragraph-rsid="001fc468"/>
    </style:style>
    <style:style style:name="P43" style:family="paragraph" style:parent-style-name="Table_20_Contents">
      <style:text-properties officeooo:rsid="002a944c" officeooo:paragraph-rsid="002a944c"/>
    </style:style>
    <style:style style:name="P44" style:family="paragraph" style:parent-style-name="Table_20_Contents">
      <style:text-properties officeooo:rsid="00215edc" officeooo:paragraph-rsid="00215edc"/>
    </style:style>
    <style:style style:name="P45" style:family="paragraph" style:parent-style-name="Table_20_Contents">
      <style:text-properties officeooo:rsid="002d4961" officeooo:paragraph-rsid="002d4961"/>
    </style:style>
    <style:style style:name="P46" style:family="paragraph" style:parent-style-name="Table_20_Contents">
      <style:text-properties officeooo:rsid="002e715d" officeooo:paragraph-rsid="002e715d"/>
    </style:style>
    <style:style style:name="P47" style:family="paragraph" style:parent-style-name="Table_20_Contents">
      <style:text-properties officeooo:rsid="002f122a" officeooo:paragraph-rsid="002f122a"/>
    </style:style>
    <style:style style:name="P48" style:family="paragraph" style:parent-style-name="Table_20_Contents">
      <style:text-properties officeooo:rsid="00309385" officeooo:paragraph-rsid="00309385"/>
    </style:style>
    <style:style style:name="P49" style:family="paragraph" style:parent-style-name="Table_20_Contents">
      <style:text-properties officeooo:rsid="0032b739" officeooo:paragraph-rsid="0032b739"/>
    </style:style>
    <style:style style:name="P50" style:family="paragraph" style:parent-style-name="Table_20_Contents">
      <style:text-properties officeooo:rsid="003493a0" officeooo:paragraph-rsid="003493a0"/>
    </style:style>
    <style:style style:name="P51" style:family="paragraph" style:parent-style-name="Table_20_Contents">
      <style:text-properties officeooo:rsid="0035df52" officeooo:paragraph-rsid="0035df52"/>
    </style:style>
    <style:style style:name="P52" style:family="paragraph" style:parent-style-name="Table_20_Contents">
      <style:text-properties officeooo:rsid="00378d5f" officeooo:paragraph-rsid="00378d5f"/>
    </style:style>
    <style:style style:name="P53" style:family="paragraph" style:parent-style-name="Table_20_Contents">
      <style:text-properties officeooo:rsid="003899bd" officeooo:paragraph-rsid="003899bd"/>
    </style:style>
    <style:style style:name="P54" style:family="paragraph" style:parent-style-name="Table_20_Contents">
      <style:text-properties officeooo:rsid="00392856" officeooo:paragraph-rsid="00392856"/>
    </style:style>
    <style:style style:name="P55" style:family="paragraph" style:parent-style-name="Table_20_Contents">
      <style:text-properties officeooo:rsid="003a12fa" officeooo:paragraph-rsid="003a12fa"/>
    </style:style>
    <style:style style:name="P56" style:family="paragraph" style:parent-style-name="Table_20_Contents">
      <style:text-properties officeooo:rsid="003cd496" officeooo:paragraph-rsid="003cd496"/>
    </style:style>
    <style:style style:name="P57" style:family="paragraph" style:parent-style-name="Table_20_Contents">
      <style:text-properties officeooo:rsid="003e39fc" officeooo:paragraph-rsid="003e39fc"/>
    </style:style>
    <style:style style:name="P58" style:family="paragraph" style:parent-style-name="Table_20_Contents">
      <style:text-properties officeooo:rsid="0040010a" officeooo:paragraph-rsid="0040010a"/>
    </style:style>
    <style:style style:name="P59" style:family="paragraph" style:parent-style-name="Table_20_Contents">
      <style:text-properties officeooo:rsid="00420816" officeooo:paragraph-rsid="00420816"/>
    </style:style>
    <style:style style:name="P60" style:family="paragraph" style:parent-style-name="Table_20_Contents">
      <style:text-properties officeooo:rsid="00463161" officeooo:paragraph-rsid="00463161"/>
    </style:style>
    <style:style style:name="P61" style:family="paragraph" style:parent-style-name="Table_20_Contents">
      <style:text-properties officeooo:rsid="00479719" officeooo:paragraph-rsid="00479719"/>
    </style:style>
    <style:style style:name="P62" style:family="paragraph" style:parent-style-name="Table_20_Contents">
      <style:text-properties officeooo:rsid="00485881" officeooo:paragraph-rsid="00485881"/>
    </style:style>
    <style:style style:name="P63" style:family="paragraph" style:parent-style-name="Table_20_Contents">
      <style:text-properties officeooo:rsid="004b366b" officeooo:paragraph-rsid="004b366b"/>
    </style:style>
    <style:style style:name="P64" style:family="paragraph" style:parent-style-name="Table_20_Contents">
      <style:text-properties officeooo:rsid="004ca8c2" officeooo:paragraph-rsid="004ca8c2"/>
    </style:style>
    <style:style style:name="P65" style:family="paragraph" style:parent-style-name="Table_20_Contents">
      <style:text-properties officeooo:rsid="004ffddc" officeooo:paragraph-rsid="004ffddc"/>
    </style:style>
    <style:style style:name="P66" style:family="paragraph" style:parent-style-name="Table_20_Contents">
      <style:text-properties officeooo:rsid="005306fd" officeooo:paragraph-rsid="005306fd"/>
    </style:style>
    <style:style style:name="P67" style:family="paragraph" style:parent-style-name="Table_20_Contents">
      <style:text-properties officeooo:rsid="005351be" officeooo:paragraph-rsid="005351be"/>
    </style:style>
    <style:style style:name="P68" style:family="paragraph" style:parent-style-name="Table_20_Contents">
      <style:text-properties officeooo:rsid="005566eb" officeooo:paragraph-rsid="005566eb"/>
    </style:style>
    <style:style style:name="P69" style:family="paragraph" style:parent-style-name="Table_20_Contents">
      <style:text-properties officeooo:rsid="005622df" officeooo:paragraph-rsid="005622df"/>
    </style:style>
    <style:style style:name="P70" style:family="paragraph" style:parent-style-name="Table_20_Contents">
      <style:text-properties officeooo:rsid="00566313" officeooo:paragraph-rsid="00566313"/>
    </style:style>
    <style:style style:name="P71" style:family="paragraph" style:parent-style-name="Table_20_Contents">
      <style:text-properties officeooo:rsid="0056f2ce" officeooo:paragraph-rsid="0056f2ce"/>
    </style:style>
    <style:style style:name="P72" style:family="paragraph" style:parent-style-name="Table_20_Contents">
      <style:text-properties officeooo:rsid="005702ed" officeooo:paragraph-rsid="005702ed"/>
    </style:style>
    <style:style style:name="P73" style:family="paragraph" style:parent-style-name="Table_20_Contents">
      <style:text-properties officeooo:rsid="0058063c" officeooo:paragraph-rsid="0058063c"/>
    </style:style>
    <style:style style:name="P74" style:family="paragraph" style:parent-style-name="Table_20_Contents">
      <style:text-properties officeooo:rsid="005af1d4" officeooo:paragraph-rsid="005af1d4"/>
    </style:style>
    <style:style style:name="P75" style:family="paragraph" style:parent-style-name="Table_20_Contents">
      <style:text-properties officeooo:rsid="005c4706" officeooo:paragraph-rsid="005c4706"/>
    </style:style>
    <style:style style:name="P76" style:family="paragraph" style:parent-style-name="Table_20_Contents">
      <style:text-properties officeooo:rsid="0064858a" officeooo:paragraph-rsid="0064858a"/>
    </style:style>
    <style:style style:name="P77" style:family="paragraph" style:parent-style-name="Table_20_Contents">
      <style:text-properties officeooo:rsid="006738f9" officeooo:paragraph-rsid="006738f9"/>
    </style:style>
    <style:style style:name="P78" style:family="paragraph" style:parent-style-name="Table_20_Contents">
      <style:text-properties officeooo:rsid="00687856" officeooo:paragraph-rsid="00687856"/>
    </style:style>
    <style:style style:name="P79" style:family="paragraph" style:parent-style-name="Table_20_Contents">
      <style:text-properties officeooo:rsid="006a6c37" officeooo:paragraph-rsid="006a6c37"/>
    </style:style>
    <style:style style:name="P80" style:family="paragraph" style:parent-style-name="Table_20_Contents">
      <style:text-properties officeooo:rsid="006c3ade" officeooo:paragraph-rsid="006c3ade"/>
    </style:style>
    <style:style style:name="P81" style:family="paragraph" style:parent-style-name="Table_20_Contents">
      <style:text-properties officeooo:rsid="006dcc6e" officeooo:paragraph-rsid="006dcc6e"/>
    </style:style>
    <style:style style:name="P82" style:family="paragraph" style:parent-style-name="Table_20_Contents">
      <style:text-properties officeooo:rsid="006ff048" officeooo:paragraph-rsid="006ff048"/>
    </style:style>
    <style:style style:name="P83" style:family="paragraph" style:parent-style-name="Table_20_Contents">
      <style:text-properties officeooo:rsid="0070d53b" officeooo:paragraph-rsid="0070d53b"/>
    </style:style>
    <style:style style:name="P84" style:family="paragraph" style:parent-style-name="Table_20_Contents">
      <style:text-properties officeooo:rsid="0074065a" officeooo:paragraph-rsid="0074065a"/>
    </style:style>
    <style:style style:name="P85" style:family="paragraph" style:parent-style-name="Table_20_Contents">
      <style:text-properties officeooo:rsid="0074350c" officeooo:paragraph-rsid="0074350c"/>
    </style:style>
    <style:style style:name="P86" style:family="paragraph" style:parent-style-name="Table_20_Contents">
      <style:text-properties officeooo:rsid="00768f0f" officeooo:paragraph-rsid="00768f0f"/>
    </style:style>
    <style:style style:name="P87" style:family="paragraph" style:parent-style-name="Table_20_Contents">
      <style:text-properties officeooo:rsid="007813d0" officeooo:paragraph-rsid="007813d0"/>
    </style:style>
    <style:style style:name="P88" style:family="paragraph" style:parent-style-name="Table_20_Contents">
      <style:text-properties officeooo:rsid="007b246d" officeooo:paragraph-rsid="007b246d"/>
    </style:style>
    <style:style style:name="P89" style:family="paragraph" style:parent-style-name="Table_20_Contents">
      <style:text-properties officeooo:rsid="007e7755" officeooo:paragraph-rsid="007e7755"/>
    </style:style>
    <style:style style:name="P90" style:family="paragraph" style:parent-style-name="Table_20_Contents">
      <style:text-properties officeooo:rsid="007f5cd6" officeooo:paragraph-rsid="007f5cd6"/>
    </style:style>
    <style:style style:name="P91" style:family="paragraph" style:parent-style-name="Table_20_Contents">
      <style:text-properties officeooo:rsid="0080c508" officeooo:paragraph-rsid="0080c508"/>
    </style:style>
    <style:style style:name="P92" style:family="paragraph" style:parent-style-name="Table_20_Contents">
      <style:text-properties officeooo:rsid="00827b01" officeooo:paragraph-rsid="00827b01"/>
    </style:style>
    <style:style style:name="P93" style:family="paragraph" style:parent-style-name="Table_20_Contents">
      <style:text-properties officeooo:rsid="008403d5" officeooo:paragraph-rsid="008403d5"/>
    </style:style>
    <style:style style:name="P94" style:family="paragraph" style:parent-style-name="Table_20_Contents">
      <style:text-properties officeooo:rsid="008581fa" officeooo:paragraph-rsid="008581fa"/>
    </style:style>
    <style:style style:name="P95" style:family="paragraph" style:parent-style-name="Table_20_Contents">
      <style:text-properties officeooo:rsid="0086fe8a" officeooo:paragraph-rsid="0086fe8a"/>
    </style:style>
    <style:style style:name="P96" style:family="paragraph" style:parent-style-name="Table_20_Contents">
      <style:text-properties officeooo:rsid="008a98ac" officeooo:paragraph-rsid="008a98ac"/>
    </style:style>
    <style:style style:name="P97" style:family="paragraph" style:parent-style-name="Table_20_Contents">
      <style:text-properties officeooo:rsid="008aaa89" officeooo:paragraph-rsid="008aaa89"/>
    </style:style>
    <style:style style:name="P98" style:family="paragraph" style:parent-style-name="Table_20_Contents">
      <style:text-properties officeooo:rsid="008ea36c" officeooo:paragraph-rsid="008ea36c"/>
    </style:style>
    <style:style style:name="P99" style:family="paragraph" style:parent-style-name="Table_20_Contents">
      <style:text-properties officeooo:rsid="008f74c3" officeooo:paragraph-rsid="008f74c3"/>
    </style:style>
    <style:style style:name="P100" style:family="paragraph" style:parent-style-name="Table_20_Contents">
      <style:text-properties officeooo:rsid="009141d8" officeooo:paragraph-rsid="009141d8"/>
    </style:style>
    <style:style style:name="P101" style:family="paragraph" style:parent-style-name="Table_20_Contents">
      <style:text-properties officeooo:rsid="0092d220" officeooo:paragraph-rsid="0092d220"/>
    </style:style>
    <style:style style:name="P102" style:family="paragraph" style:parent-style-name="Table_20_Contents">
      <style:text-properties officeooo:rsid="0092db90" officeooo:paragraph-rsid="0092db90"/>
    </style:style>
    <style:style style:name="P103" style:family="paragraph" style:parent-style-name="Table_20_Contents">
      <style:text-properties officeooo:rsid="00933d0e" officeooo:paragraph-rsid="00933d0e"/>
    </style:style>
    <style:style style:name="P104" style:family="paragraph" style:parent-style-name="Table_20_Contents">
      <style:text-properties officeooo:rsid="00934e99" officeooo:paragraph-rsid="00934e99"/>
    </style:style>
    <style:style style:name="P105" style:family="paragraph" style:parent-style-name="Table_20_Contents">
      <style:text-properties officeooo:rsid="00944afb" officeooo:paragraph-rsid="00944afb"/>
    </style:style>
    <style:style style:name="P106" style:family="paragraph" style:parent-style-name="Table_20_Contents">
      <style:text-properties officeooo:rsid="00960650" officeooo:paragraph-rsid="00960650"/>
    </style:style>
    <style:style style:name="P107" style:family="paragraph" style:parent-style-name="Table_20_Contents">
      <style:text-properties officeooo:rsid="0097d60f" officeooo:paragraph-rsid="0097d60f"/>
    </style:style>
    <style:style style:name="P108" style:family="paragraph" style:parent-style-name="Table_20_Contents">
      <style:text-properties officeooo:rsid="005c0a3e" officeooo:paragraph-rsid="005c0a3e"/>
    </style:style>
    <style:style style:name="P109" style:family="paragraph" style:parent-style-name="Table_20_Contents">
      <style:text-properties officeooo:rsid="00989281" officeooo:paragraph-rsid="00989281"/>
    </style:style>
    <style:style style:name="P110" style:family="paragraph" style:parent-style-name="Table_20_Contents">
      <style:text-properties officeooo:rsid="00796c04" officeooo:paragraph-rsid="00796c04"/>
    </style:style>
    <style:style style:name="P111" style:family="paragraph" style:parent-style-name="Table_20_Contents">
      <style:text-properties officeooo:rsid="009ce986" officeooo:paragraph-rsid="009ce986"/>
    </style:style>
    <style:style style:name="P112" style:family="paragraph" style:parent-style-name="Table_20_Contents">
      <style:text-properties officeooo:rsid="00a1337b" officeooo:paragraph-rsid="00a1337b"/>
    </style:style>
    <style:style style:name="P113" style:family="paragraph" style:parent-style-name="Table_20_Contents">
      <style:text-properties officeooo:rsid="00a239ff" officeooo:paragraph-rsid="00a239ff"/>
    </style:style>
    <style:style style:name="P114" style:family="paragraph" style:parent-style-name="Table_20_Contents">
      <style:text-properties officeooo:rsid="00a32ac4" officeooo:paragraph-rsid="00a32ac4"/>
    </style:style>
    <style:style style:name="P115" style:family="paragraph" style:parent-style-name="Table_20_Contents">
      <style:text-properties officeooo:rsid="00a62443" officeooo:paragraph-rsid="00a62443"/>
    </style:style>
    <style:style style:name="P116" style:family="paragraph" style:parent-style-name="Table_20_Contents">
      <style:text-properties officeooo:rsid="00a82209" officeooo:paragraph-rsid="00a82209"/>
    </style:style>
    <style:style style:name="P117" style:family="paragraph" style:parent-style-name="Table_20_Contents">
      <style:text-properties officeooo:rsid="00ae7721" officeooo:paragraph-rsid="00ae7721"/>
    </style:style>
    <style:style style:name="P118" style:family="paragraph" style:parent-style-name="Table_20_Contents">
      <style:text-properties officeooo:rsid="00b07414" officeooo:paragraph-rsid="00b07414"/>
    </style:style>
    <style:style style:name="P119" style:family="paragraph" style:parent-style-name="Table_20_Contents">
      <style:text-properties officeooo:rsid="00b268d2" officeooo:paragraph-rsid="00b268d2"/>
    </style:style>
    <style:style style:name="P120" style:family="paragraph" style:parent-style-name="Table_20_Contents">
      <style:text-properties officeooo:rsid="00b4584f" officeooo:paragraph-rsid="00b4584f"/>
    </style:style>
    <style:style style:name="P121" style:family="paragraph" style:parent-style-name="Table_20_Contents">
      <style:text-properties officeooo:rsid="00b59c18" officeooo:paragraph-rsid="00b59c18"/>
    </style:style>
    <style:style style:name="P122" style:family="paragraph" style:parent-style-name="Table_20_Contents">
      <style:text-properties officeooo:rsid="00b79c7a" officeooo:paragraph-rsid="00b79c7a"/>
    </style:style>
    <style:style style:name="P123" style:family="paragraph" style:parent-style-name="Table_20_Contents">
      <style:text-properties officeooo:rsid="00b999b0" officeooo:paragraph-rsid="00b999b0"/>
    </style:style>
    <style:style style:name="P124" style:family="paragraph" style:parent-style-name="Table_20_Contents">
      <style:text-properties officeooo:rsid="00b9c45e" officeooo:paragraph-rsid="00b9c45e"/>
    </style:style>
    <style:style style:name="P125" style:family="paragraph" style:parent-style-name="Table_20_Contents">
      <style:text-properties officeooo:rsid="00ba17cf" officeooo:paragraph-rsid="00ba17cf"/>
    </style:style>
    <style:style style:name="P126" style:family="paragraph" style:parent-style-name="Table_20_Contents">
      <style:text-properties officeooo:rsid="00baacfd" officeooo:paragraph-rsid="00baacfd"/>
    </style:style>
    <style:style style:name="P127" style:family="paragraph" style:parent-style-name="Table_20_Contents">
      <style:text-properties officeooo:rsid="00bb104e" officeooo:paragraph-rsid="00bb104e"/>
    </style:style>
    <style:style style:name="P128" style:family="paragraph" style:parent-style-name="Table_20_Contents">
      <style:text-properties officeooo:rsid="00c2044f" officeooo:paragraph-rsid="00c2044f"/>
    </style:style>
    <style:style style:name="P129" style:family="paragraph" style:parent-style-name="Table_20_Contents">
      <style:text-properties officeooo:rsid="00c3ea12" officeooo:paragraph-rsid="00c3ea12"/>
    </style:style>
    <style:style style:name="P130" style:family="paragraph" style:parent-style-name="Table_20_Contents">
      <style:text-properties officeooo:rsid="00c40dbb" officeooo:paragraph-rsid="00c40dbb"/>
    </style:style>
    <style:style style:name="P131" style:family="paragraph" style:parent-style-name="Table_20_Contents">
      <style:text-properties officeooo:rsid="00c53703" officeooo:paragraph-rsid="00c53703"/>
    </style:style>
    <style:style style:name="P132" style:family="paragraph" style:parent-style-name="Table_20_Contents">
      <style:text-properties officeooo:rsid="00c8ebfc" officeooo:paragraph-rsid="00c8ebfc"/>
    </style:style>
    <style:style style:name="P133" style:family="paragraph" style:parent-style-name="Table_20_Contents">
      <style:text-properties officeooo:rsid="00c97d71" officeooo:paragraph-rsid="00c97d71"/>
    </style:style>
    <style:style style:name="P134" style:family="paragraph" style:parent-style-name="Table_20_Contents">
      <style:text-properties officeooo:rsid="00c9d394" officeooo:paragraph-rsid="00c9d394"/>
    </style:style>
    <style:style style:name="P135" style:family="paragraph" style:parent-style-name="Table_20_Contents">
      <style:text-properties officeooo:rsid="00cb702e" officeooo:paragraph-rsid="00cb702e"/>
    </style:style>
    <style:style style:name="P136" style:family="paragraph" style:parent-style-name="Table_20_Contents">
      <style:text-properties officeooo:rsid="00ce04dd" officeooo:paragraph-rsid="00c3ea12"/>
    </style:style>
    <style:style style:name="P137" style:family="paragraph" style:parent-style-name="Table_20_Contents">
      <style:text-properties officeooo:rsid="00ce04dd" officeooo:paragraph-rsid="00ce04dd"/>
    </style:style>
    <style:style style:name="P138" style:family="paragraph" style:parent-style-name="Table_20_Contents">
      <style:text-properties officeooo:rsid="00cf429d" officeooo:paragraph-rsid="00cf429d"/>
    </style:style>
    <style:style style:name="P139" style:family="paragraph" style:parent-style-name="Table_20_Contents">
      <style:text-properties officeooo:rsid="00cfd1a1" officeooo:paragraph-rsid="00cfd1a1"/>
    </style:style>
    <style:style style:name="P140" style:family="paragraph" style:parent-style-name="Table_20_Contents">
      <style:text-properties officeooo:rsid="00d05965" officeooo:paragraph-rsid="00d05965"/>
    </style:style>
    <style:style style:name="P141" style:family="paragraph" style:parent-style-name="Table_20_Contents">
      <style:text-properties officeooo:rsid="00d0a26d" officeooo:paragraph-rsid="00d0a26d"/>
    </style:style>
    <style:style style:name="P142" style:family="paragraph" style:parent-style-name="Table_20_Contents">
      <style:text-properties officeooo:rsid="00d1f7bb" officeooo:paragraph-rsid="00d1f7bb"/>
    </style:style>
    <style:style style:name="P143" style:family="paragraph" style:parent-style-name="Table_20_Contents">
      <style:text-properties officeooo:rsid="00d700cd" officeooo:paragraph-rsid="00d700cd"/>
    </style:style>
    <style:style style:name="P144" style:family="paragraph" style:parent-style-name="Table_20_Contents">
      <style:text-properties officeooo:rsid="00d74342" officeooo:paragraph-rsid="002e715d"/>
    </style:style>
    <style:style style:name="P145" style:family="paragraph" style:parent-style-name="Table_20_Contents">
      <style:text-properties officeooo:rsid="00d971e4" officeooo:paragraph-rsid="00d971e4"/>
    </style:style>
    <style:style style:name="P146" style:family="paragraph" style:parent-style-name="Table_20_Contents">
      <style:text-properties officeooo:rsid="00e8e7e9" officeooo:paragraph-rsid="00e8e7e9"/>
    </style:style>
    <style:style style:name="P147" style:family="paragraph" style:parent-style-name="Standard">
      <style:text-properties officeooo:rsid="0058063c" officeooo:paragraph-rsid="0058063c"/>
    </style:style>
    <style:style style:name="P148" style:family="paragraph" style:parent-style-name="Standard">
      <style:text-properties officeooo:rsid="0058063c" officeooo:paragraph-rsid="00ace61d"/>
    </style:style>
    <style:style style:name="P149" style:family="paragraph" style:parent-style-name="Standard">
      <style:text-properties officeooo:rsid="0058063c" officeooo:paragraph-rsid="00bb6225"/>
    </style:style>
    <style:style style:name="P150" style:family="paragraph" style:parent-style-name="Standard">
      <style:text-properties officeooo:rsid="0058063c" officeooo:paragraph-rsid="00cf429d"/>
    </style:style>
    <style:style style:name="P151" style:family="paragraph" style:parent-style-name="Standard">
      <style:text-properties officeooo:rsid="0065e26d" officeooo:paragraph-rsid="0065e26d"/>
    </style:style>
    <style:style style:name="P152" style:family="paragraph" style:parent-style-name="Standard">
      <style:text-properties officeooo:rsid="0086fe8a" officeooo:paragraph-rsid="0086fe8a"/>
    </style:style>
    <style:style style:name="P153" style:family="paragraph" style:parent-style-name="Table_20_Contents">
      <style:text-properties fo:font-weight="bold" officeooo:rsid="00f25997" officeooo:paragraph-rsid="00f25997" style:font-weight-asian="bold" style:font-weight-complex="bold"/>
    </style:style>
    <style:style style:name="P154" style:family="paragraph" style:parent-style-name="Table_20_Contents">
      <style:text-properties officeooo:rsid="00b79c7a" officeooo:paragraph-rsid="00b79c7a"/>
    </style:style>
    <style:style style:name="P155" style:family="paragraph" style:parent-style-name="Table_20_Contents">
      <style:text-properties officeooo:rsid="00d700cd" officeooo:paragraph-rsid="00d700cd"/>
    </style:style>
    <style:style style:name="P156" style:family="paragraph" style:parent-style-name="Table_20_Contents">
      <style:text-properties officeooo:rsid="007f5cd6" officeooo:paragraph-rsid="007f5cd6"/>
    </style:style>
    <style:style style:name="P157" style:family="paragraph" style:parent-style-name="Table_20_Contents">
      <style:text-properties officeooo:rsid="00f28410" officeooo:paragraph-rsid="00f28410"/>
    </style:style>
    <style:style style:name="P158" style:family="paragraph" style:parent-style-name="Table_20_Contents">
      <style:text-properties officeooo:rsid="00f41726" officeooo:paragraph-rsid="00f41726"/>
    </style:style>
    <style:style style:name="T1" style:family="text">
      <style:text-properties officeooo:rsid="002287d8"/>
    </style:style>
    <style:style style:name="T2" style:family="text">
      <style:text-properties officeooo:rsid="00263ef5"/>
    </style:style>
    <style:style style:name="T3" style:family="text">
      <style:text-properties officeooo:rsid="002a3964"/>
    </style:style>
    <style:style style:name="T4" style:family="text">
      <style:text-properties officeooo:rsid="0035df52"/>
    </style:style>
    <style:style style:name="T5" style:family="text">
      <style:text-properties officeooo:rsid="003e39fc"/>
    </style:style>
    <style:style style:name="T6" style:family="text">
      <style:text-properties officeooo:rsid="004d9adf"/>
    </style:style>
    <style:style style:name="T7" style:family="text">
      <style:text-properties officeooo:rsid="005c0a3e"/>
    </style:style>
    <style:style style:name="T8" style:family="text">
      <style:text-properties officeooo:rsid="006ee680"/>
    </style:style>
    <style:style style:name="T9" style:family="text">
      <style:text-properties officeooo:rsid="00762241"/>
    </style:style>
    <style:style style:name="T10" style:family="text">
      <style:text-properties officeooo:rsid="008aaa89"/>
    </style:style>
    <style:style style:name="T11" style:family="text">
      <style:text-properties officeooo:rsid="0092aac4"/>
    </style:style>
    <style:style style:name="T12" style:family="text">
      <style:text-properties officeooo:rsid="0092d220"/>
    </style:style>
    <style:style style:name="T13" style:family="text">
      <style:text-properties officeooo:rsid="0092db90"/>
    </style:style>
    <style:style style:name="T14" style:family="text">
      <style:text-properties officeooo:rsid="00933d0e"/>
    </style:style>
    <style:style style:name="T15" style:family="text">
      <style:text-properties officeooo:rsid="00989281"/>
    </style:style>
    <style:style style:name="T16" style:family="text">
      <style:text-properties officeooo:rsid="009a0ae8"/>
    </style:style>
    <style:style style:name="T17" style:family="text">
      <style:text-properties officeooo:rsid="009ce986"/>
    </style:style>
    <style:style style:name="T18" style:family="text">
      <style:text-properties officeooo:rsid="009e2eea"/>
    </style:style>
    <style:style style:name="T19" style:family="text">
      <style:text-properties officeooo:rsid="00a1337b"/>
    </style:style>
    <style:style style:name="T20" style:family="text">
      <style:text-properties officeooo:rsid="00a29f62"/>
    </style:style>
    <style:style style:name="T21" style:family="text">
      <style:text-properties officeooo:rsid="00a32ac4"/>
    </style:style>
    <style:style style:name="T22" style:family="text">
      <style:text-properties officeooo:rsid="00a62443"/>
    </style:style>
    <style:style style:name="T23" style:family="text">
      <style:text-properties officeooo:rsid="00a82209"/>
    </style:style>
    <style:style style:name="T24" style:family="text">
      <style:text-properties officeooo:rsid="00ae7721"/>
    </style:style>
    <style:style style:name="T25" style:family="text">
      <style:text-properties officeooo:rsid="00b07414"/>
    </style:style>
    <style:style style:name="T26" style:family="text">
      <style:text-properties officeooo:rsid="00b268d2"/>
    </style:style>
    <style:style style:name="T27" style:family="text">
      <style:text-properties officeooo:rsid="00b999b0"/>
    </style:style>
    <style:style style:name="T28" style:family="text">
      <style:text-properties officeooo:rsid="00bb104e"/>
    </style:style>
    <style:style style:name="T29" style:family="text">
      <style:text-properties officeooo:rsid="00bcbc29"/>
    </style:style>
    <style:style style:name="T30" style:family="text">
      <style:text-properties officeooo:rsid="00bcebb0"/>
    </style:style>
    <style:style style:name="T31" style:family="text">
      <style:text-properties officeooo:rsid="00bfc3db"/>
    </style:style>
    <style:style style:name="T32" style:family="text">
      <style:text-properties officeooo:rsid="00c06cd5"/>
    </style:style>
    <style:style style:name="T33" style:family="text">
      <style:text-properties officeooo:rsid="00c1f44f"/>
    </style:style>
    <style:style style:name="T34" style:family="text">
      <style:text-properties officeooo:rsid="00c36179"/>
    </style:style>
    <style:style style:name="T35" style:family="text">
      <style:text-properties officeooo:rsid="00c3ea12"/>
    </style:style>
    <style:style style:name="T36" style:family="text">
      <style:text-properties officeooo:rsid="00c7a4f8"/>
    </style:style>
    <style:style style:name="T37" style:family="text">
      <style:text-properties officeooo:rsid="00cabe4f"/>
    </style:style>
    <style:style style:name="T38" style:family="text">
      <style:text-properties officeooo:rsid="00cdef70"/>
    </style:style>
    <style:style style:name="T39" style:family="text">
      <style:text-properties officeooo:rsid="00cf429d"/>
    </style:style>
    <style:style style:name="T40" style:family="text">
      <style:text-properties officeooo:rsid="00d1f7bb"/>
    </style:style>
    <style:style style:name="T41" style:family="text">
      <style:text-properties officeooo:rsid="00d80264"/>
    </style:style>
    <style:style style:name="T42" style:family="text">
      <style:text-properties officeooo:rsid="00ddccdd"/>
    </style:style>
    <style:style style:name="T43" style:family="text">
      <style:text-properties officeooo:rsid="00e0ccf5"/>
    </style:style>
    <style:style style:name="T44" style:family="text">
      <style:text-properties officeooo:rsid="00e17911"/>
    </style:style>
    <style:style style:name="T45" style:family="text">
      <style:text-properties officeooo:rsid="00e1f03b"/>
    </style:style>
    <style:style style:name="T46" style:family="text">
      <style:text-properties officeooo:rsid="00e3203a"/>
    </style:style>
    <style:style style:name="T47" style:family="text">
      <style:text-properties officeooo:rsid="00e42e4c"/>
    </style:style>
    <style:style style:name="T48" style:family="text">
      <style:text-properties officeooo:rsid="00e45e3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leve" table:style-name="Eleve">
        <table:table-column table:style-name="Eleve.A"/>
        <table:table-row>
          <table:table-cell table:style-name="Eleve.A1" office:value-type="string">
            <text:p text:style-name="P1"><text:span text:style-name="T1">e</text:span>l<text:span text:style-name="T1">e</text:span>ve</text:p>
          </table:table-cell>
        </table:table-row>
        <table:table-row>
          <table:table-cell table:style-name="Eleve.A2" office:value-type="string">
            <text:p text:style-name="P36">id_eleve</text:p>
          </table:table-cell>
        </table:table-row>
        <table:table-row>
          <table:table-cell table:style-name="Eleve.A2" office:value-type="string">
            <text:p text:style-name="P39">id_<text:span text:style-name="T2">badge</text:span></text:p>
          </table:table-cell>
        </table:table-row>
        <table:table-row>
          <table:table-cell table:style-name="Eleve.A2" office:value-type="string">
            <text:p text:style-name="P56">code_eleve</text:p>
          </table:table-cell>
        </table:table-row>
        <table:table-row>
          <table:table-cell table:style-name="Eleve.A2" office:value-type="string">
            <text:p text:style-name="P37">prenom</text:p>
          </table:table-cell>
        </table:table-row>
        <table:table-row>
          <table:table-cell table:style-name="Eleve.A2" office:value-type="string">
            <text:p text:style-name="P37">nom</text:p>
          </table:table-cell>
        </table:table-row>
        <table:table-row>
          <table:table-cell table:style-name="Eleve.A2" office:value-type="string">
            <text:p text:style-name="P99">sexe</text:p>
          </table:table-cell>
        </table:table-row>
        <table:table-row>
          <table:table-cell table:style-name="Eleve.A2" office:value-type="string">
            <text:p text:style-name="P37">date_naissance</text:p>
          </table:table-cell>
        </table:table-row>
        <table:table-row table:style-name="Eleve.9">
          <table:table-cell table:style-name="Eleve.A2" office:value-type="string">
            <text:p text:style-name="P99"><text:span text:style-name="T13">t</text:span>el1</text:p>
          </table:table-cell>
        </table:table-row>
        <table:table-row table:style-name="Eleve.9">
          <table:table-cell table:style-name="Eleve.A2" office:value-type="string">
            <text:p text:style-name="P99"><text:span text:style-name="T13">t</text:span>el2</text:p>
          </table:table-cell>
        </table:table-row>
        <table:table-row table:style-name="Eleve.9">
          <table:table-cell table:style-name="Eleve.A2" office:value-type="string">
            <text:p text:style-name="P99"><text:span text:style-name="T13">t</text:span>el3</text:p>
          </table:table-cell>
        </table:table-row>
        <table:table-row table:style-name="Eleve.9">
          <table:table-cell table:style-name="Eleve.A2" office:value-type="string">
            <text:p text:style-name="P102">email</text:p>
          </table:table-cell>
        </table:table-row>
        <table:table-row table:style-name="Eleve.9">
          <table:table-cell table:style-name="Eleve.A2" office:value-type="string">
            <text:p text:style-name="P48">adresse</text:p>
          </table:table-cell>
        </table:table-row>
        <table:table-row table:style-name="Eleve.9">
          <table:table-cell table:style-name="Eleve.A2" office:value-type="string">
            <text:p text:style-name="P40">nationalite</text:p>
          </table:table-cell>
        </table:table-row>
        <table:table-row>
          <table:table-cell table:style-name="Eleve.A2" office:value-type="string">
            <text:p text:style-name="P38">commentaires</text:p>
          </table:table-cell>
        </table:table-row>
        <table:table-row>
          <table:table-cell table:style-name="Eleve.A2" office:value-type="string">
            <text:p text:style-name="P38">photo</text:p>
          </table:table-cell>
        </table:table-row>
        <table:table-row>
          <table:table-cell table:style-name="Eleve.A2" office:value-type="string">
            <text:p text:style-name="P44">id_tuteur</text:p>
          </table:table-cell>
        </table:table-row>
        <table:table-row>
          <table:table-cell table:style-name="Eleve.A2" office:value-type="string">
            <text:p text:style-name="P43">date_inscription</text:p>
          </table:table-cell>
        </table:table-row>
        <table:table-row>
          <table:table-cell table:style-name="Eleve.A2" office:value-type="string">
            <text:p text:style-name="P42">date_creation</text:p>
          </table:table-cell>
        </table:table-row>
        <table:table-row>
          <table:table-cell table:style-name="Eleve.A2" office:value-type="string">
            <text:p text:style-name="P42">date_modification</text:p>
          </table:table-cell>
        </table:table-row>
        <table:table-row>
          <table:table-cell table:style-name="Eleve.A2" office:value-type="string">
            <text:p text:style-name="P41"><draw:frame draw:style-name="fr1" draw:name="Frame1" text:anchor-type="paragraph" svg:x="7.033cm" svg:y="-13.751cm" svg:width="6.69cm" draw:z-index="2"><draw:text-box fo:min-height="7.131cm"><table:table table:name="tuteur" table:style-name="tuteur"><table:table-column table:style-name="tuteur.A"/><table:table-row><table:table-cell table:style-name="tuteur.A1" office:value-type="string"><text:p text:style-name="P2">tuteur</text:p></table:table-cell></table:table-row><table:table-row><table:table-cell table:style-name="tuteur.A2" office:value-type="string"><text:p text:style-name="P45">id_tuteur</text:p></table:table-cell></table:table-row><table:table-row><table:table-cell table:style-name="tuteur.A2" office:value-type="string"><text:p text:style-name="P46">id_badge</text:p></table:table-cell></table:table-row><table:table-row><table:table-cell table:style-name="tuteur.A2" office:value-type="string"><text:p text:style-name="P56">code_tuteur</text:p></table:table-cell></table:table-row><table:table-row><table:table-cell table:style-name="tuteur.A2" office:value-type="string"><text:p text:style-name="P46">prenom</text:p></table:table-cell></table:table-row><table:table-row><table:table-cell table:style-name="tuteur.A2" office:value-type="string"><text:p text:style-name="P46">nom</text:p></table:table-cell></table:table-row><table:table-row><table:table-cell table:style-name="tuteur.A2" office:value-type="string"><text:p text:style-name="P144">sexe</text:p></table:table-cell></table:table-row><table:table-row><table:table-cell table:style-name="tuteur.A2" office:value-type="string"><text:p text:style-name="P46">date_naissance</text:p></table:table-cell></table:table-row><table:table-row><table:table-cell table:style-name="tuteur.A2" office:value-type="string"><text:p text:style-name="P46">adresse</text:p></table:table-cell></table:table-row><table:table-row><table:table-cell table:style-name="tuteur.A2" office:value-type="string"><text:p text:style-name="P102">tel1</text:p></table:table-cell></table:table-row><table:table-row><table:table-cell table:style-name="tuteur.A2" office:value-type="string"><text:p text:style-name="P102">tel2</text:p></table:table-cell></table:table-row><table:table-row><table:table-cell table:style-name="tuteur.A2" office:value-type="string"><text:p text:style-name="P102">tel3</text:p></table:table-cell></table:table-row><table:table-row><table:table-cell table:style-name="tuteur.A2" office:value-type="string"><text:p text:style-name="P102">email</text:p></table:table-cell></table:table-row><table:table-row><table:table-cell table:style-name="tuteur.A2" office:value-type="string"><text:p text:style-name="P46">nationalite</text:p></table:table-cell></table:table-row><table:table-row><table:table-cell table:style-name="tuteur.A2" office:value-type="string"><text:p text:style-name="P47">commentaires</text:p></table:table-cell></table:table-row><table:table-row><table:table-cell table:style-name="tuteur.A2" office:value-type="string"><text:p text:style-name="P47">photo</text:p></table:table-cell></table:table-row><table:table-row><table:table-cell table:style-name="tuteur.A2" office:value-type="string"><text:p text:style-name="P47">date_inscription</text:p></table:table-cell></table:table-row><table:table-row><table:table-cell table:style-name="tuteur.A2" office:value-type="string"><text:p text:style-name="P47">date_creation</text:p></table:table-cell></table:table-row><table:table-row><table:table-cell table:style-name="tuteur.A2" office:value-type="string"><text:p text:style-name="P47">date_modification</text:p></table:table-cell></table:table-row><table:table-row><table:table-cell table:style-name="tuteur.A2" office:value-type="string"><text:p text:style-name="P47">id_user</text:p></table:table-cell></table:table-row></table:table></draw:text-box></draw:frame>id_<text:span text:style-name="T3">user</text:span></text:p>
          </table:table-cell>
        </table:table-row>
      </table:table>
      <text:p text:style-name="Standard"><draw:frame draw:style-name="fr1" draw:name="Frame2" text:anchor-type="paragraph" svg:x="0.012cm" svg:y="0.069cm" svg:width="5.66cm" draw:z-index="0"><draw:text-box fo:min-height="10.543cm"><table:table table:name="users" table:style-name="users"><table:table-column table:style-name="users.A"/><table:table-row><table:table-cell table:style-name="users.A1" office:value-type="string"><text:p text:style-name="P22">personnel</text:p></table:table-cell></table:table-row><table:table-row><table:table-cell table:style-name="users.A2" office:value-type="string"><text:p text:style-name="P49">id_<text:span text:style-name="T23">personnel</text:span></text:p></table:table-cell></table:table-row><table:table-row><table:table-cell table:style-name="users.A2" office:value-type="string"><text:p text:style-name="P49">id_badge</text:p></table:table-cell></table:table-row><table:table-row><table:table-cell table:style-name="users.A2" office:value-type="string"><text:p text:style-name="P57">code_<text:span text:style-name="T41">personnel</text:span></text:p></table:table-cell></table:table-row><table:table-row><table:table-cell table:style-name="users.A2" office:value-type="string"><text:p text:style-name="P49">prenom</text:p></table:table-cell></table:table-row><table:table-row><table:table-cell table:style-name="users.A2" office:value-type="string"><text:p text:style-name="P50">nom</text:p></table:table-cell></table:table-row><table:table-row><table:table-cell table:style-name="users.A2" office:value-type="string"><text:p text:style-name="P145">sexe</text:p></table:table-cell></table:table-row><table:table-row><table:table-cell table:style-name="users.A2" office:value-type="string"><text:p text:style-name="P50">date_naissance</text:p></table:table-cell></table:table-row><table:table-row><table:table-cell table:style-name="users.A2" office:value-type="string"><text:p text:style-name="P98"><text:span text:style-name="T13">t</text:span>el1</text:p></table:table-cell></table:table-row><table:table-row><table:table-cell table:style-name="users.A2" office:value-type="string"><text:p text:style-name="P98"><text:span text:style-name="T13">t</text:span>el2</text:p></table:table-cell></table:table-row><table:table-row><table:table-cell table:style-name="users.A2" office:value-type="string"><text:p text:style-name="P98"><text:span text:style-name="T13">t</text:span>el3</text:p></table:table-cell></table:table-row><table:table-row><table:table-cell table:style-name="users.A2" office:value-type="string"><text:p text:style-name="P102">email</text:p></table:table-cell></table:table-row><table:table-row><table:table-cell table:style-name="users.A2" office:value-type="string"><text:p text:style-name="P50">a<text:span text:style-name="T4">dresse</text:span></text:p></table:table-cell></table:table-row><table:table-row><table:table-cell table:style-name="users.A2" office:value-type="string"><text:p text:style-name="P51">nationalite</text:p></table:table-cell></table:table-row><table:table-row><table:table-cell table:style-name="users.A2" office:value-type="string"><text:p text:style-name="P51">commentaires</text:p></table:table-cell></table:table-row><table:table-row><table:table-cell table:style-name="users.A2" office:value-type="string"><text:p text:style-name="P51">photo</text:p></table:table-cell></table:table-row><table:table-row><table:table-cell table:style-name="users.A2" office:value-type="string"><text:p text:style-name="P52"><text:span text:style-name="T10">id_personnel_type</text:span></text:p></table:table-cell></table:table-row><table:table-row><table:table-cell table:style-name="users.A2" office:value-type="string"><text:p text:style-name="P52">date_<text:span text:style-name="T22">creation</text:span></text:p></table:table-cell></table:table-row><table:table-row><table:table-cell table:style-name="users.A2" office:value-type="string"><text:p text:style-name="P115">date_modification</text:p></table:table-cell></table:table-row><table:table-row><table:table-cell table:style-name="users.A2" office:value-type="string"><text:p text:style-name="P115">id_user</text:p></table:table-cell></table:table-row></table:table></draw:text-box></draw:frame><draw:frame draw:style-name="fr1" draw:name="Frame3" text:anchor-type="paragraph" svg:x="7.338cm" svg:y="0.395cm" svg:width="7.643cm" draw:z-index="1"><draw:text-box fo:min-height="10.545cm"><table:table table:name="formation" table:style-name="formation"><table:table-column table:style-name="formation.A"/><table:table-row><table:table-cell table:style-name="formation.A1" office:value-type="string"><text:p text:style-name="P3">formation<text:span text:style-name="T5">s</text:span></text:p></table:table-cell></table:table-row><table:table-row><table:table-cell table:style-name="formation.A2" office:value-type="string"><text:p text:style-name="P53">id_formation</text:p></table:table-cell></table:table-row><table:table-row><table:table-cell table:style-name="formation.A2" office:value-type="string"><text:p text:style-name="P54">code_formation</text:p></table:table-cell></table:table-row><table:table-row><table:table-cell table:style-name="formation.A2" office:value-type="string"><text:p text:style-name="P54">nom_formation</text:p></table:table-cell></table:table-row><table:table-row><table:table-cell table:style-name="formation.A2" office:value-type="string"><text:p text:style-name="P54">niveau</text:p></table:table-cell></table:table-row><table:table-row><table:table-cell table:style-name="formation.A2" office:value-type="string"><text:p text:style-name="P55">classe</text:p></table:table-cell></table:table-row><table:table-row><table:table-cell table:style-name="formation.A2" office:value-type="string"><text:p text:style-name="P55">type</text:p></table:table-cell></table:table-row><table:table-row><table:table-cell table:style-name="formation.A2" office:value-type="string"><text:p text:style-name="P100">filiere</text:p></table:table-cell></table:table-row><table:table-row><table:table-cell table:style-name="formation.A2" office:value-type="string"><text:p text:style-name="P58">frais_inscription</text:p></table:table-cell></table:table-row><table:table-row><table:table-cell table:style-name="formation.A2" office:value-type="string"><text:p text:style-name="P58">mensual<text:span text:style-name="T14">ite</text:span></text:p></table:table-cell></table:table-row><table:table-row><table:table-cell table:style-name="formation.A2" office:value-type="string"><text:p text:style-name="P59">date_creation</text:p></table:table-cell></table:table-row><table:table-row><table:table-cell table:style-name="formation.A2" office:value-type="string"><text:p text:style-name="P59">date_modification</text:p></table:table-cell></table:table-row><table:table-row><table:table-cell table:style-name="formation.A2" office:value-type="string"><text:p text:style-name="P59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0.145cm" svg:y="0.035cm" svg:width="6.399cm" draw:z-index="3"><draw:text-box fo:min-height="8.629cm"><table:table table:name="inscription" table:style-name="inscription"><table:table-column table:style-name="inscription.A"/><table:table-row><table:table-cell table:style-name="inscription.A1" office:value-type="string"><text:p text:style-name="P4">inscription</text:p></table:table-cell></table:table-row><table:table-row><table:table-cell table:style-name="inscription.A2" office:value-type="string"><text:p text:style-name="P60">id_inscription</text:p></table:table-cell></table:table-row><table:table-row><table:table-cell table:style-name="inscription.A2" office:value-type="string"><text:p text:style-name="P60">id_eleve</text:p></table:table-cell></table:table-row><table:table-row><table:table-cell table:style-name="inscription.A2" office:value-type="string"><text:p text:style-name="P60">id_formation_<text:span text:style-name="T6">group</text:span></text:p></table:table-cell></table:table-row><table:table-row><table:table-cell table:style-name="inscription.A2" office:value-type="string"><text:p text:style-name="P60">date_inscription</text:p></table:table-cell></table:table-row><table:table-row><table:table-cell table:style-name="inscription.A2" office:value-type="string"><text:p text:style-name="P61">date_fin_inscription</text:p></table:table-cell></table:table-row><table:table-row><table:table-cell table:style-name="inscription.A2" office:value-type="string"><text:p text:style-name="P62">date_creation</text:p></table:table-cell></table:table-row><table:table-row><table:table-cell table:style-name="inscription.A2" office:value-type="string"><text:p text:style-name="P62">date_modifiction</text:p></table:table-cell></table:table-row><table:table-row><table:table-cell table:style-name="inscription.A2" office:value-type="string"><text:p text:style-name="P62">id_user</text:p></table:table-cell></table:table-row></table:table></draw:text-box></draw:frame><draw:frame draw:style-name="fr1" draw:name="Frame5" text:anchor-type="paragraph" svg:x="8.615cm" svg:y="0.095cm" svg:width="6.121cm" draw:z-index="4"><draw:text-box fo:min-height="8.463cm"><table:table table:name="formation_group" table:style-name="formation_5f_group"><table:table-column table:style-name="formation_5f_group.A"/><table:table-row><table:table-cell table:style-name="formation_5f_group.A1" office:value-type="string"><text:p text:style-name="P5">formation_group</text:p></table:table-cell></table:table-row><table:table-row><table:table-cell table:style-name="formation_5f_group.A2" office:value-type="string"><text:p text:style-name="P63">id_formation_group</text:p></table:table-cell></table:table-row><table:table-row><table:table-cell table:style-name="formation_5f_group.A2" office:value-type="string"><text:p text:style-name="P63">id_formation</text:p></table:table-cell></table:table-row><table:table-row><table:table-cell table:style-name="formation_5f_group.A2" office:value-type="string"><text:p text:style-name="P63">group_number</text:p></table:table-cell></table:table-row><table:table-row><table:table-cell table:style-name="formation_5f_group.A2" office:value-type="string"><text:p text:style-name="P63">group_name</text:p></table:table-cell></table:table-row><table:table-row><table:table-cell table:style-name="formation_5f_group.A2" office:value-type="string"><text:p text:style-name="P70">annee_<text:span text:style-name="T8">scolaire</text:span></text:p></table:table-cell></table:table-row><table:table-row><table:table-cell table:style-name="formation_5f_group.A2" office:value-type="string"><text:p text:style-name="P103">date_debut</text:p></table:table-cell></table:table-row><table:table-row><table:table-cell table:style-name="formation_5f_group.A2" office:value-type="string"><text:p text:style-name="P103">date_fin</text:p></table:table-cell></table:table-row><table:table-row><table:table-cell table:style-name="formation_5f_group.A2" office:value-type="string"><text:p text:style-name="P64">date_creation</text:p></table:table-cell></table:table-row><table:table-row><table:table-cell table:style-name="formation_5f_group.A2" office:value-type="string"><text:p text:style-name="P64">date_modification</text:p></table:table-cell></table:table-row><table:table-row><table:table-cell table:style-name="formation_5f_group.A2" office:value-type="string"><text:p text:style-name="P64">id_user</text:p></table:table-cell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7" text:anchor-type="paragraph" svg:x="8.655cm" svg:y="0.265cm" svg:width="6.57cm" draw:z-index="6"><draw:text-box fo:min-height="7.131cm"><table:table table:name="compo_formation" table:style-name="compo_5f_formation"><table:table-column table:style-name="compo_5f_formation.A"/><table:table-row><table:table-cell table:style-name="compo_5f_formation.A1" office:value-type="string"><text:p text:style-name="P7">compo_formation</text:p></table:table-cell></table:table-row><table:table-row><table:table-cell table:style-name="compo_5f_formation.A2" office:value-type="string"><text:p text:style-name="P74">id_compo_formation</text:p></table:table-cell></table:table-row><table:table-row><table:table-cell table:style-name="compo_5f_formation.A2" office:value-type="string"><text:p text:style-name="P68">id_formation_<text:span text:style-name="T11">group</text:span></text:p></table:table-cell></table:table-row><table:table-row><table:table-cell table:style-name="compo_5f_formation.A2" office:value-type="string"><text:p text:style-name="P68">id_matiere</text:p></table:table-cell></table:table-row><table:table-row><table:table-cell table:style-name="compo_5f_formation.A2" office:value-type="string"><text:p text:style-name="P68">coefficient</text:p></table:table-cell></table:table-row><table:table-row><table:table-cell table:style-name="compo_5f_formation.A2" office:value-type="string"><text:p text:style-name="P101">id_periode</text:p></table:table-cell></table:table-row><table:table-row><table:table-cell table:style-name="compo_5f_formation.A2" office:value-type="string"><text:p text:style-name="P69">id_formateur</text:p></table:table-cell></table:table-row><table:table-row><table:table-cell table:style-name="compo_5f_formation.A2" office:value-type="string"><text:p text:style-name="P92">prix_horaire</text:p></table:table-cell></table:table-row><table:table-row><table:table-cell table:style-name="compo_5f_formation.A2" office:value-type="string"><text:p text:style-name="P71">date_creation</text:p></table:table-cell></table:table-row><table:table-row><table:table-cell table:style-name="compo_5f_formation.A2" office:value-type="string"><text:p text:style-name="P71">date_modification</text:p></table:table-cell></table:table-row><table:table-row><table:table-cell table:style-name="compo_5f_formation.A2" office:value-type="string"><text:p text:style-name="P71">id_user</text:p></table:table-cell></table:table-row></table:table></draw:text-box></draw:frame><draw:frame draw:style-name="fr1" draw:name="Frame6" text:anchor-type="paragraph" svg:x="0.109cm" svg:y="0.413cm" svg:width="6.465cm" draw:z-index="5"><draw:text-box fo:min-height="7.131cm"><table:table table:name="matieres" table:style-name="matieres"><table:table-column table:style-name="matieres.A"/><table:table-row><table:table-cell table:style-name="matieres.A1" office:value-type="string"><text:p text:style-name="P6">matieres</text:p></table:table-cell></table:table-row><table:table-row><table:table-cell table:style-name="matieres.A2" office:value-type="string"><text:p text:style-name="P65">id_matiere</text:p></table:table-cell></table:table-row><table:table-row><table:table-cell table:style-name="matieres.A2" office:value-type="string"><text:p text:style-name="P66">nom</text:p></table:table-cell></table:table-row><table:table-row><table:table-cell table:style-name="matieres.A2" office:value-type="string"><text:p text:style-name="P67">description</text:p></table:table-cell></table:table-row><table:table-row><table:table-cell table:style-name="matieres.A2" office:value-type="string"><text:p text:style-name="P67">langue</text:p></table:table-cell></table:table-row><table:table-row><table:table-cell table:style-name="matieres.A2" office:value-type="string"><text:p text:style-name="P66">date_creation</text:p></table:table-cell></table:table-row><table:table-row><table:table-cell table:style-name="matieres.A2" office:value-type="string"><text:p text:style-name="P66">date_modification</text:p></table:table-cell></table:table-row><table:table-row><table:table-cell table:style-name="matieres.A2" office:value-type="string"><text:p text:style-name="P66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8" text:anchor-type="paragraph" svg:x="0.201cm" svg:y="0.466cm" svg:width="6.17cm" draw:z-index="7"><draw:text-box fo:min-height="6.69cm"><table:table table:name="Notes" table:style-name="Notes"><table:table-column table:style-name="Notes.A"/><table:table-row><table:table-cell table:style-name="Notes.A1" office:value-type="string"><text:p text:style-name="P8">notes</text:p></table:table-cell></table:table-row><table:table-row><table:table-cell table:style-name="Notes.A2" office:value-type="string"><text:p text:style-name="P72">id_eleve</text:p></table:table-cell></table:table-row><table:table-row><table:table-cell table:style-name="Notes.A2" office:value-type="string"><text:p text:style-name="P73">id_compo_<text:span text:style-name="T9">controle</text:span></text:p></table:table-cell></table:table-row><table:table-row><table:table-cell table:style-name="Notes.A2" office:value-type="string"><text:p text:style-name="P73">note</text:p></table:table-cell></table:table-row><table:table-row><table:table-cell table:style-name="Notes.A2" office:value-type="string"><text:p text:style-name="P73">commentaire_<text:span text:style-name="T18">formateur</text:span></text:p></table:table-cell></table:table-row><table:table-row><table:table-cell table:style-name="Notes.A2" office:value-type="string"><text:p text:style-name="P73">date_creation</text:p></table:table-cell></table:table-row><table:table-row><table:table-cell table:style-name="Notes.A2" office:value-type="string"><text:p text:style-name="P73">date_modification</text:p></table:table-cell></table:table-row><table:table-row><table:table-cell table:style-name="Notes.A2" office:value-type="string"><text:p text:style-name="P73">id_user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draw:frame draw:style-name="fr1" draw:name="Frame12" text:anchor-type="paragraph" svg:x="9.012cm" svg:y="-0.953cm" svg:width="6.967cm" draw:z-index="10"><draw:text-box fo:min-height="7.131cm"><table:table table:name="cours" table:style-name="cours"><table:table-column table:style-name="cours.A"/><table:table-row><table:table-cell table:style-name="cours.A1" office:value-type="string"><text:p text:style-name="P10">cours</text:p></table:table-cell></table:table-row><table:table-row><table:table-cell table:style-name="cours.A2" office:value-type="string"><text:p text:style-name="P77">id_cours</text:p></table:table-cell></table:table-row><table:table-row><table:table-cell table:style-name="cours.A2" office:value-type="string"><text:p text:style-name="P77">id_compo_formation</text:p></table:table-cell></table:table-row><table:table-row><table:table-cell table:style-name="cours.A2" office:value-type="string"><text:p text:style-name="P77">date_<text:span text:style-name="T43">cours</text:span></text:p></table:table-cell></table:table-row><table:table-row><table:table-cell table:style-name="cours.A2" office:value-type="string"><text:p text:style-name="P77">heure_debut</text:p></table:table-cell></table:table-row><table:table-row><table:table-cell table:style-name="cours.A2" office:value-type="string"><text:p text:style-name="P77">heure_fin</text:p></table:table-cell></table:table-row><table:table-row><table:table-cell table:style-name="cours.A2" office:value-type="string"><text:p text:style-name="P77">id_salle</text:p></table:table-cell></table:table-row><table:table-row><table:table-cell table:style-name="cours.A2" office:value-type="string"><text:p text:style-name="P77">id_formateur</text:p></table:table-cell></table:table-row><table:table-row><table:table-cell table:style-name="cours.A2" office:value-type="string"><text:p text:style-name="P77">description_contenu</text:p></table:table-cell></table:table-row><table:table-row><table:table-cell table:style-name="cours.A2" office:value-type="string"><text:p text:style-name="P107">commentaires</text:p></table:table-cell></table:table-row><table:table-row><table:table-cell table:style-name="cours.A2" office:value-type="string"><text:p text:style-name="P84">is_done</text:p></table:table-cell></table:table-row><table:table-row><table:table-cell table:style-name="cours.A2" office:value-type="string"><text:p text:style-name="P84">is_annule</text:p></table:table-cell></table:table-row><table:table-row><table:table-cell table:style-name="cours.A2" office:value-type="string"><text:p text:style-name="P84">raison_<text:span text:style-name="T12">annulation</text:span></text:p></table:table-cell></table:table-row><table:table-row><table:table-cell table:style-name="cours.A2" office:value-type="string"><text:p text:style-name="P84">id_cours_remplacement</text:p></table:table-cell></table:table-row><table:table-row><table:table-cell table:style-name="cours.A2" office:value-type="string"><text:p text:style-name="P106">check_presence_done</text:p></table:table-cell></table:table-row><table:table-row><table:table-cell table:style-name="cours.A2" office:value-type="string"><text:p text:style-name="P77">date_creation</text:p></table:table-cell></table:table-row><table:table-row><table:table-cell table:style-name="cours.A2" office:value-type="string"><text:p text:style-name="P77">date_modification</text:p></table:table-cell></table:table-row><table:table-row><table:table-cell table:style-name="cours.A2" office:value-type="string"><text:p text:style-name="P77">id_user</text:p></table:table-cell></table:table-row></table:table></draw:text-box></draw:frame><draw:frame draw:style-name="fr1" draw:name="Frame9" text:anchor-type="paragraph" svg:x="0.33cm" svg:y="-0.931cm" svg:width="7.391cm" draw:z-index="8"><draw:text-box fo:min-height="7.814cm"><table:table table:name="exams" table:style-name="exams"><table:table-column table:style-name="exams.A"/><table:table-row><table:table-cell table:style-name="exams.A1" office:value-type="string"><text:p text:style-name="P13">co<text:span text:style-name="T17">mpo_controle</text:span></text:p></table:table-cell></table:table-row><table:table-row><table:table-cell table:style-name="exams.A2" office:value-type="string"><text:p text:style-name="P74">id_<text:span text:style-name="T17">compo_controle</text:span></text:p></table:table-cell></table:table-row><table:table-row><table:table-cell table:style-name="exams.A2" office:value-type="string"><text:p text:style-name="P111">id_controle</text:p></table:table-cell></table:table-row><table:table-row><table:table-cell table:style-name="exams.A2" office:value-type="string"><text:p text:style-name="P74">id_<text:span text:style-name="T15">compo_formation</text:span></text:p></table:table-cell></table:table-row><table:table-row><table:table-cell table:style-name="exams.A2" office:value-type="string"><text:p text:style-name="P109">date_<text:span text:style-name="T42">compo_controle</text:span></text:p></table:table-cell></table:table-row><table:table-row><table:table-cell table:style-name="exams.A2" office:value-type="string"><text:p text:style-name="P111">heure_debut</text:p></table:table-cell></table:table-row><table:table-row><table:table-cell table:style-name="exams.A2" office:value-type="string"><text:p text:style-name="P111">heure_fin</text:p></table:table-cell></table:table-row><table:table-row><table:table-cell table:style-name="exams.A2" office:value-type="string"><text:p text:style-name="P109">id_salle</text:p></table:table-cell></table:table-row><table:table-row><table:table-cell table:style-name="exams.A2" office:value-type="string"><text:p text:style-name="P109">id_formateur</text:p></table:table-cell></table:table-row><table:table-row><table:table-cell table:style-name="exams.A2" office:value-type="string"><text:p text:style-name="P109">description_contenu</text:p></table:table-cell></table:table-row><table:table-row><table:table-cell table:style-name="exams.A2" office:value-type="string"><text:p text:style-name="P109">commentaires</text:p></table:table-cell></table:table-row><table:table-row><table:table-cell table:style-name="exams.A2" office:value-type="string"><text:p text:style-name="P109">is_done</text:p></table:table-cell></table:table-row><table:table-row><table:table-cell table:style-name="exams.A2" office:value-type="string"><text:p text:style-name="P109">is_annule</text:p></table:table-cell></table:table-row><table:table-row><table:table-cell table:style-name="exams.A2" office:value-type="string"><text:p text:style-name="P109">raison_annulation</text:p></table:table-cell></table:table-row><table:table-row><table:table-cell table:style-name="exams.A2" office:value-type="string"><text:p text:style-name="P109">id_controle_remplacement</text:p></table:table-cell></table:table-row><table:table-row><table:table-cell table:style-name="exams.A2" office:value-type="string"><text:p text:style-name="P109">check_presence_done</text:p></table:table-cell></table:table-row><table:table-row><table:table-cell table:style-name="exams.A2" office:value-type="string"><text:p text:style-name="P75">date_creation</text:p></table:table-cell></table:table-row><table:table-row><table:table-cell table:style-name="exams.A2" office:value-type="string"><text:p text:style-name="P75">date_modification</text:p></table:table-cell></table:table-row><table:table-row><table:table-cell table:style-name="exams.A2" office:value-type="string"><text:p text:style-name="P75">id_user</text:p></table:table-cell></table:table-row></table:table></draw:text-box></draw:frame><text:soft-page-break/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draw:frame draw:style-name="fr1" draw:name="Frame14" text:anchor-type="paragraph" svg:x="8.8cm" svg:y="0.097cm" svg:width="7.708cm" draw:z-index="12"><draw:text-box fo:min-height="14.291cm"><table:table table:name="formateur" table:style-name="formateur"><table:table-column table:style-name="formateur.A"/><table:table-row><table:table-cell table:style-name="formateur.A1" office:value-type="string"><text:p text:style-name="P12">formateur</text:p></table:table-cell></table:table-row><table:table-row><table:table-cell table:style-name="formateur.A2" office:value-type="string"><text:p text:style-name="P82">id_formateur</text:p></table:table-cell></table:table-row><table:table-row><table:table-cell table:style-name="formateur.A2" office:value-type="string"><text:p text:style-name="P82">id_badge</text:p></table:table-cell></table:table-row><table:table-row><table:table-cell table:style-name="formateur.A2" office:value-type="string"><text:p text:style-name="P82">code_formateur</text:p></table:table-cell></table:table-row><table:table-row><table:table-cell table:style-name="formateur.A2" office:value-type="string"><text:p text:style-name="P83">prenom</text:p></table:table-cell></table:table-row><table:table-row><table:table-cell table:style-name="formateur.A2" office:value-type="string"><text:p text:style-name="P83">nom</text:p></table:table-cell></table:table-row><table:table-row><table:table-cell table:style-name="formateur.A2" office:value-type="string"><text:p text:style-name="P83">sexe</text:p></table:table-cell></table:table-row><table:table-row><table:table-cell table:style-name="formateur.A2" office:value-type="string"><text:p text:style-name="P83">date_naissance</text:p></table:table-cell></table:table-row><table:table-row><table:table-cell table:style-name="formateur.A2" office:value-type="string"><text:p text:style-name="P83">adresse</text:p></table:table-cell></table:table-row><table:table-row><table:table-cell table:style-name="formateur.A2" office:value-type="string"><text:p text:style-name="P102">tel1</text:p></table:table-cell></table:table-row><table:table-row><table:table-cell table:style-name="formateur.A2" office:value-type="string"><text:p text:style-name="P102">tel2</text:p></table:table-cell></table:table-row><table:table-row><table:table-cell table:style-name="formateur.A2" office:value-type="string"><text:p text:style-name="P102">tel3</text:p></table:table-cell></table:table-row><table:table-row><table:table-cell table:style-name="formateur.A2" office:value-type="string"><text:p text:style-name="P105">email</text:p></table:table-cell></table:table-row><table:table-row><table:table-cell table:style-name="formateur.A2" office:value-type="string"><text:p text:style-name="P83">nationalite</text:p></table:table-cell></table:table-row><table:table-row><table:table-cell table:style-name="formateur.A2" office:value-type="string"><text:p text:style-name="P83">specialite</text:p></table:table-cell></table:table-row><table:table-row><table:table-cell table:style-name="formateur.A2" office:value-type="string"><text:p text:style-name="P83">annee_experience</text:p></table:table-cell></table:table-row><table:table-row table:style-name="formateur.17"><table:table-cell table:style-name="formateur.A2" office:value-type="string"><text:p text:style-name="P83">commentaires</text:p></table:table-cell></table:table-row><table:table-row table:style-name="formateur.17"><table:table-cell table:style-name="formateur.A2" office:value-type="string"><text:p text:style-name="P83">date_recrutement</text:p></table:table-cell></table:table-row><table:table-row table:style-name="formateur.17"><table:table-cell table:style-name="formateur.A2" office:value-type="string"><text:p text:style-name="P83">photo</text:p></table:table-cell></table:table-row><table:table-row table:style-name="formateur.17"><table:table-cell table:style-name="formateur.A2" office:value-type="string"><text:p text:style-name="P83">date_creation</text:p></table:table-cell></table:table-row><table:table-row table:style-name="formateur.17"><table:table-cell table:style-name="formateur.A2" office:value-type="string"><text:p text:style-name="P83">date_modification</text:p></table:table-cell></table:table-row><table:table-row table:style-name="formateur.17"><table:table-cell table:style-name="formateur.A2" office:value-type="string"><text:p text:style-name="P83">id_user</text:p></table:table-cell></table:table-row></table:table></draw:text-box></draw:frame></text:p>
      <text:p text:style-name="P147"/>
      <text:p text:style-name="P147"><draw:frame draw:style-name="fr1" draw:name="Frame11" text:anchor-type="paragraph" svg:x="0.36cm" svg:y="0.355cm" svg:width="6.862cm" draw:z-index="9"><draw:text-box fo:min-height="8.186cm"><table:table table:name="salles" table:style-name="salles"><table:table-column table:style-name="salles.A"/><table:table-row><table:table-cell table:style-name="salles.A1" office:value-type="string"><text:p text:style-name="P9">salles</text:p></table:table-cell></table:table-row><table:table-row><table:table-cell table:style-name="salles.A2" office:value-type="string"><text:p text:style-name="P76">id_salle</text:p></table:table-cell></table:table-row><table:table-row><table:table-cell table:style-name="salles.A2" office:value-type="string"><text:p text:style-name="P76">code_salle</text:p></table:table-cell></table:table-row><table:table-row><table:table-cell table:style-name="salles.A2" office:value-type="string"><text:p text:style-name="P85">nom_salle</text:p></table:table-cell></table:table-row><table:table-row><table:table-cell table:style-name="salles.A2" office:value-type="string"><text:p text:style-name="P76">superficie</text:p></table:table-cell></table:table-row><table:table-row><table:table-cell table:style-name="salles.A2" office:value-type="string"><text:p text:style-name="P76">capacite</text:p></table:table-cell></table:table-row><table:table-row><table:table-cell table:style-name="salles.A2" office:value-type="string"><text:p text:style-name="P76">emplacement</text:p></table:table-cell></table:table-row><table:table-row><table:table-cell table:style-name="salles.A2" office:value-type="string"><text:p text:style-name="P76">date_creation</text:p></table:table-cell></table:table-row><table:table-row><table:table-cell table:style-name="salles.A2" office:value-type="string"><text:p text:style-name="P76">date_modification</text:p></table:table-cell></table:table-row><table:table-row><table:table-cell table:style-name="salles.A2" office:value-type="string"><text:p text:style-name="P76">id_user</text:p></table:table-cell></table:table-row></table:table></draw:text-box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51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draw:frame draw:style-name="fr1" draw:name="Frame18" text:anchor-type="paragraph" svg:x="0.198cm" svg:y="0.035cm" svg:width="7.179cm" draw:z-index="15"><draw:text-box fo:min-height="5.084cm"><table:table table:name="tuteur_document" table:style-name="tuteur_5f_document"><table:table-column table:style-name="tuteur_5f_document.A"/><table:table-row><table:table-cell table:style-name="tuteur_5f_document.A1" office:value-type="string"><text:p text:style-name="P17">tuteur_documents</text:p></table:table-cell></table:table-row><table:table-row><table:table-cell table:style-name="tuteur_5f_document.A2" office:value-type="string"><text:p text:style-name="P94">id_tuteur</text:p></table:table-cell></table:table-row><table:table-row><table:table-cell table:style-name="tuteur_5f_document.A2" office:value-type="string"><text:p text:style-name="P94">id_type_document</text:p></table:table-cell></table:table-row><table:table-row><table:table-cell table:style-name="tuteur_5f_document.A2" office:value-type="string"><text:p text:style-name="P94">document</text:p></table:table-cell></table:table-row><table:table-row><table:table-cell table:style-name="tuteur_5f_document.A2" office:value-type="string"><text:p text:style-name="P94">date_creation</text:p></table:table-cell></table:table-row><table:table-row><table:table-cell table:style-name="tuteur_5f_document.A2" office:value-type="string"><text:p text:style-name="P94">date_modification</text:p></table:table-cell></table:table-row><table:table-row><table:table-cell table:style-name="tuteur_5f_document.A2" office:value-type="string"><text:p text:style-name="P94"><draw:frame draw:style-name="fr1" draw:name="Frame17" text:anchor-type="paragraph" svg:x="-0.191cm" svg:y="1.427cm" svg:width="7.47cm" draw:z-index="16"><draw:text-box fo:min-height="4.401cm"><table:table table:name="eleve_document" table:style-name="eleve_5f_document"><table:table-column table:style-name="eleve_5f_document.A"/><table:table-row><table:table-cell table:style-name="eleve_5f_document.A1" office:value-type="string"><text:p text:style-name="P16">eleve_documents</text:p></table:table-cell></table:table-row><table:table-row><table:table-cell table:style-name="eleve_5f_document.A2" office:value-type="string"><text:p text:style-name="P93">id_eleve</text:p></table:table-cell></table:table-row><table:table-row><table:table-cell table:style-name="eleve_5f_document.A2" office:value-type="string"><text:p text:style-name="P93">id_type_document</text:p></table:table-cell></table:table-row><table:table-row><table:table-cell table:style-name="eleve_5f_document.A2" office:value-type="string"><text:p text:style-name="P93">document</text:p></table:table-cell></table:table-row><table:table-row><table:table-cell table:style-name="eleve_5f_document.A2" office:value-type="string"><text:p text:style-name="P93">date_creation</text:p></table:table-cell></table:table-row><table:table-row><table:table-cell table:style-name="eleve_5f_document.A2" office:value-type="string"><text:p text:style-name="P93">date_modification</text:p></table:table-cell></table:table-row><table:table-row><table:table-cell table:style-name="eleve_5f_document.A2" office:value-type="string"><text:p text:style-name="P93">id_user</text:p></table:table-cell></table:table-row></table:table></draw:text-box></draw:frame>id_user</text:p></table:table-cell></table:table-row></table:table></draw:text-box></draw:frame><draw:frame draw:style-name="fr1" draw:name="Frame15" text:anchor-type="paragraph" svg:x="8.377cm" svg:y="0.09cm" svg:width="7.126cm" draw:z-index="13"><draw:text-box fo:min-height="4.401cm"><table:table table:name="exam_type" table:style-name="exam_5f_type"><table:table-column table:style-name="exam_5f_type.A"/><table:table-row><table:table-cell table:style-name="exam_5f_type.A1" office:value-type="string"><text:p text:style-name="P14">controle_type</text:p></table:table-cell></table:table-row><table:table-row><table:table-cell table:style-name="exam_5f_type.A2" office:value-type="string"><text:p text:style-name="P86">id_controle_type</text:p></table:table-cell></table:table-row><table:table-row><table:table-cell table:style-name="exam_5f_type.A2" office:value-type="string"><text:p text:style-name="P87">code_controle_type</text:p></table:table-cell></table:table-row><table:table-row><table:table-cell table:style-name="exam_5f_type.A2" office:value-type="string"><text:p text:style-name="P87">nom</text:p></table:table-cell></table:table-row><table:table-row><table:table-cell table:style-name="exam_5f_type.A2" office:value-type="string"><text:p text:style-name="P87">frequence</text:p></table:table-cell></table:table-row><table:table-row><table:table-cell table:style-name="exam_5f_type.A2" office:value-type="string"><text:p text:style-name="P87">during_cours</text:p></table:table-cell></table:table-row><table:table-row><table:table-cell table:style-name="exam_5f_type.A2" office:value-type="string"><text:p text:style-name="P87">date_creation</text:p></table:table-cell></table:table-row><table:table-row><table:table-cell table:style-name="exam_5f_type.A2" office:value-type="string"><text:p text:style-name="P87">date_modification</text:p></table:table-cell></table:table-row><table:table-row><table:table-cell table:style-name="exam_5f_type.A2" office:value-type="string"><text:p text:style-name="P87">id_user</text:p></table:table-cell></table:table-row></table:table></draw:text-box></draw:frame><text:soft-page-break/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draw:frame draw:style-name="fr1" draw:name="Frame16" text:anchor-type="paragraph" svg:x="8.274cm" svg:y="0.228cm" svg:width="7.126cm" draw:z-index="14"><draw:text-box fo:min-height="10.545cm"><table:table table:name="mensualite" table:style-name="mensualite"><table:table-column table:style-name="mensualite.A"/><table:table-row><table:table-cell table:style-name="mensualite.A1" office:value-type="string"><text:p text:style-name="P15">mensualites</text:p></table:table-cell></table:table-row><table:table-row><table:table-cell table:style-name="mensualite.A2" office:value-type="string"><text:p text:style-name="P88">id_inscription</text:p></table:table-cell></table:table-row><table:table-row><table:table-cell table:style-name="mensualite.A2" office:value-type="string"><text:p text:style-name="P103">mois</text:p></table:table-cell></table:table-row><table:table-row><table:table-cell table:style-name="mensualite.A2" office:value-type="string"><text:p text:style-name="P103">date_debut</text:p></table:table-cell></table:table-row><table:table-row><table:table-cell table:style-name="mensualite.A2" office:value-type="string"><text:p text:style-name="P89">date_fin</text:p></table:table-cell></table:table-row><table:table-row><table:table-cell table:style-name="mensualite.A2" office:value-type="string"><text:p text:style-name="P90">date_limite</text:p></table:table-cell></table:table-row><table:table-row><table:table-cell table:style-name="mensualite.A2" office:value-type="string"><text:p text:style-name="P89">is_paid</text:p></table:table-cell></table:table-row><table:table-row table:style-name="mensualite.8"><table:table-cell table:style-name="mensualite.A2" office:value-type="string"><text:p text:style-name="P104">expected_amount</text:p></table:table-cell></table:table-row><table:table-row table:style-name="mensualite.8"><table:table-cell table:style-name="mensualite.A2" office:value-type="string"><text:p text:style-name="P91">montant_paye</text:p></table:table-cell></table:table-row><table:table-row><table:table-cell table:style-name="mensualite.A2" office:value-type="string"><text:p text:style-name="P89">commentaires</text:p></table:table-cell></table:table-row><table:table-row><table:table-cell table:style-name="mensualite.A2" office:value-type="string"><text:p text:style-name="P90">date_versement</text:p></table:table-cell></table:table-row><table:table-row><table:table-cell table:style-name="mensualite.A2" office:value-type="string"><text:p text:style-name="P90"><text:span text:style-name="T27">id_</text:span>moyen_payement</text:p></table:table-cell></table:table-row><table:table-row><table:table-cell table:style-name="mensualite.A2" office:value-type="string"><text:p text:style-name="P90">date_creation</text:p></table:table-cell></table:table-row><table:table-row><table:table-cell table:style-name="mensualite.A2" office:value-type="string"><text:p text:style-name="P90">date_modificaton</text:p></table:table-cell></table:table-row><table:table-row><table:table-cell table:style-name="mensualite.A2" office:value-type="string"><text:p text:style-name="P90">id_user</text:p></table:table-cell></table:table-row></table:table></draw:text-box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><draw:frame draw:style-name="fr1" draw:name="Frame19" text:anchor-type="paragraph" svg:x="0.171cm" svg:y="0.376cm" svg:width="7.02cm" draw:z-index="17"><draw:text-box fo:min-height="5.084cm"><table:table table:name="user_documents" table:style-name="user_5f_documents"><table:table-column table:style-name="user_5f_documents.A"/><table:table-row><table:table-cell table:style-name="user_5f_documents.A1" office:value-type="string"><text:p text:style-name="P18"><text:span text:style-name="T44">personnel</text:span>_documents</text:p></table:table-cell></table:table-row><table:table-row><table:table-cell table:style-name="user_5f_documents.A2" office:value-type="string"><text:p text:style-name="P95">id_<text:span text:style-name="T44">personnel</text:span></text:p></table:table-cell></table:table-row><table:table-row><table:table-cell table:style-name="user_5f_documents.A2" office:value-type="string"><text:p text:style-name="P95">id_type_document</text:p></table:table-cell></table:table-row><table:table-row><table:table-cell table:style-name="user_5f_documents.A2" office:value-type="string"><text:p text:style-name="P95">document</text:p></table:table-cell></table:table-row><table:table-row><table:table-cell table:style-name="user_5f_documents.A2" office:value-type="string"><text:p text:style-name="P95">date_creation</text:p></table:table-cell></table:table-row><table:table-row><table:table-cell table:style-name="user_5f_documents.A2" office:value-type="string"><text:p text:style-name="P95">date_modification</text:p></table:table-cell></table:table-row><table:table-row><table:table-cell table:style-name="user_5f_documents.A2" office:value-type="string"><text:p text:style-name="P95">id_user</text:p></table:table-cell></table:table-row></table:table></draw:text-box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draw:frame draw:style-name="fr1" draw:name="Frame20" text:anchor-type="paragraph" svg:x="0.25cm" svg:y="0.201cm" svg:width="6.888cm" draw:z-index="18"><draw:text-box fo:min-height="5.433cm"><table:table table:name="formateur_documents" table:style-name="formateur_5f_documents"><table:table-column table:style-name="formateur_5f_documents.A"/><table:table-row><table:table-cell table:style-name="formateur_5f_documents.A1" office:value-type="string"><text:p text:style-name="P19">formateur_documents</text:p></table:table-cell></table:table-row><table:table-row><table:table-cell table:style-name="formateur_5f_documents.A2" office:value-type="string"><text:p text:style-name="P96">id_formateur</text:p></table:table-cell></table:table-row><table:table-row><table:table-cell table:style-name="formateur_5f_documents.A2" office:value-type="string"><text:p text:style-name="P96">id_type_document</text:p></table:table-cell></table:table-row><table:table-row><table:table-cell table:style-name="formateur_5f_documents.A2" office:value-type="string"><text:p text:style-name="P96">document</text:p></table:table-cell></table:table-row><table:table-row><table:table-cell table:style-name="formateur_5f_documents.A2" office:value-type="string"><text:p text:style-name="P96">date_creation</text:p></table:table-cell></table:table-row><table:table-row><table:table-cell table:style-name="formateur_5f_documents.A2" office:value-type="string"><text:p text:style-name="P96">date_modification</text:p></table:table-cell></table:table-row><table:table-row><table:table-cell table:style-name="formateur_5f_documents.A2" office:value-type="string"><text:p text:style-name="P96">id_user</text:p></table:table-cell></table:table-row></table:table></draw:text-box></draw:frame></text:p>
      <text:p text:style-name="P147"/>
      <text:p text:style-name="P147"/>
      <text:p text:style-name="P147"/>
      <text:p text:style-name="P147"/>
      <text:p text:style-name="P147"><draw:frame draw:style-name="fr1" draw:name="Frame21" text:anchor-type="paragraph" svg:x="8.167cm" svg:y="0.318cm" svg:width="6.888cm" draw:z-index="19"><draw:text-box fo:min-height="5.433cm"><table:table table:name="Table1" table:style-name="Table1"><table:table-column table:style-name="Table1.A"/><table:table-row><table:table-cell table:style-name="Table1.A1" office:value-type="string"><text:p text:style-name="P19">fo<text:span text:style-name="T10">nction_type</text:span></text:p></table:table-cell></table:table-row><table:table-row><table:table-cell table:style-name="Table1.A2" office:value-type="string"><text:p text:style-name="P96">id_fo<text:span text:style-name="T10">nction</text:span></text:p></table:table-cell></table:table-row><table:table-row><table:table-cell table:style-name="Table1.A2" office:value-type="string"><text:p text:style-name="P97">intitule_fonction</text:p></table:table-cell></table:table-row><table:table-row><table:table-cell table:style-name="Table1.A2" office:value-type="string"><text:p text:style-name="P96">date_creation</text:p></table:table-cell></table:table-row><table:table-row><table:table-cell table:style-name="Table1.A2" office:value-type="string"><text:p text:style-name="P96">date_modification</text:p></table:table-cell></table:table-row><table:table-row><table:table-cell table:style-name="Table1.A2" office:value-type="string"><text:p text:style-name="P96">id_user</text:p></table:table-cell></table:table-row></table:table></draw:text-box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52"/>
      <text:p text:style-name="P147"/>
      <text:p text:style-name="P147"/>
      <text:p text:style-name="P147"/>
      <text:p text:style-name="P147"/>
      <text:p text:style-name="P147"/>
      <text:p text:style-name="P147"><draw:frame draw:style-name="fr1" draw:name="Frame22" text:anchor-type="paragraph" svg:x="0.36cm" svg:y="0.076cm" svg:width="7.285cm" draw:z-index="20"><draw:text-box fo:min-height="7.131cm"><table:table table:name="Table2" table:style-name="Table2"><table:table-column table:style-name="Table2.A"/><table:table-row><table:table-cell table:style-name="Table2.A1" office:value-type="string"><text:p text:style-name="P11">presence_<text:span text:style-name="T16">controle</text:span></text:p></table:table-cell></table:table-row><table:table-row><table:table-cell table:style-name="Table2.A2" office:value-type="string"><text:p text:style-name="P78">id_eleve</text:p></table:table-cell></table:table-row><table:table-row><table:table-cell table:style-name="Table2.A2" office:value-type="string"><text:p text:style-name="P78">id_co<text:span text:style-name="T16">ntrole</text:span></text:p></table:table-cell></table:table-row><table:table-row><table:table-cell table:style-name="Table2.A2" office:value-type="string"><text:p text:style-name="P78">is_present</text:p></table:table-cell></table:table-row><table:table-row><table:table-cell table:style-name="Table2.A2" office:value-type="string"><text:p text:style-name="P79">is_renvoye</text:p></table:table-cell></table:table-row><table:table-row><table:table-cell table:style-name="Table2.A2" office:value-type="string"><text:p text:style-name="P79">heure_renvoie</text:p></table:table-cell></table:table-row><table:table-row><table:table-cell table:style-name="Table2.A2" office:value-type="string"><text:p text:style-name="P81">raison</text:p></table:table-cell></table:table-row><table:table-row><table:table-cell table:style-name="Table2.A2" office:value-type="string"><text:p text:style-name="P80">commentaire<text:span text:style-name="T45">s</text:span></text:p></table:table-cell></table:table-row><table:table-row><table:table-cell table:style-name="Table2.A2" office:value-type="string"><text:p text:style-name="P80">date_creation</text:p></table:table-cell></table:table-row><table:table-row><table:table-cell table:style-name="Table2.A2" office:value-type="string"><text:p text:style-name="P80">date_modification</text:p></table:table-cell></table:table-row><table:table-row><table:table-cell table:style-name="Table2.A2" office:value-type="string"><text:p text:style-name="P80">id_user</text:p></table:table-cell></table:table-row></table:table></draw:text-box></draw:frame><draw:frame draw:style-name="fr1" draw:name="Frame13" text:anchor-type="paragraph" svg:x="8.35cm" svg:y="0.062cm" svg:width="7.285cm" draw:z-index="11"><draw:text-box fo:min-height="7.131cm"><table:table table:name="presence" table:style-name="presence"><table:table-column table:style-name="presence.A"/><table:table-row><table:table-cell table:style-name="presence.A1" office:value-type="string"><text:p text:style-name="P11">presence_<text:span text:style-name="T16">cours</text:span></text:p></table:table-cell></table:table-row><table:table-row><table:table-cell table:style-name="presence.A2" office:value-type="string"><text:p text:style-name="P78">id_eleve</text:p></table:table-cell></table:table-row><table:table-row><table:table-cell table:style-name="presence.A2" office:value-type="string"><text:p text:style-name="P78">id_cours</text:p></table:table-cell></table:table-row><table:table-row><table:table-cell table:style-name="presence.A2" office:value-type="string"><text:p text:style-name="P78">is_present</text:p></table:table-cell></table:table-row><table:table-row><table:table-cell table:style-name="presence.A2" office:value-type="string"><text:p text:style-name="P79">is_renvoye</text:p></table:table-cell></table:table-row><table:table-row><table:table-cell table:style-name="presence.A2" office:value-type="string"><text:p text:style-name="P79">heure_renvoie</text:p></table:table-cell></table:table-row><table:table-row><table:table-cell table:style-name="presence.A2" office:value-type="string"><text:p text:style-name="P81">raison</text:p></table:table-cell></table:table-row><table:table-row><table:table-cell table:style-name="presence.A2" office:value-type="string"><text:p text:style-name="P80">commentaire<text:span text:style-name="T45">s</text:span></text:p></table:table-cell></table:table-row><table:table-row><table:table-cell table:style-name="presence.A2" office:value-type="string"><text:p text:style-name="P80">date_creation</text:p></table:table-cell></table:table-row><table:table-row><table:table-cell table:style-name="presence.A2" office:value-type="string"><text:p text:style-name="P80">date_modification</text:p></table:table-cell></table:table-row><table:table-row><table:table-cell table:style-name="presence.A2" office:value-type="string"><text:p text:style-name="P80">id_user</text:p></table:table-cell></table:table-row></table:table></draw:text-box></draw:frame><text:soft-page-break/></text:p>
      <text:p text:style-name="P147"/>
      <text:p text:style-name="P147"/>
      <text:p text:style-name="P148"><draw:frame draw:style-name="fr1" draw:name="Frame23" text:anchor-type="paragraph" svg:x="0.356cm" svg:y="6.662cm" svg:width="7.391cm" draw:z-index="21"><draw:text-box fo:min-height="7.814cm"><table:table table:name="Table3" table:style-name="Table3"><table:table-column table:style-name="Table3.A"/><table:table-row><table:table-cell table:style-name="Table3.A1" office:value-type="string"><text:p text:style-name="P13">controles</text:p></table:table-cell></table:table-row><table:table-row><table:table-cell table:style-name="Table3.A2" office:value-type="string"><text:p text:style-name="P112">id_ensemble_controle</text:p></table:table-cell></table:table-row><table:table-row><table:table-cell table:style-name="Table3.A2" office:value-type="string"><text:p text:style-name="P74">id_<text:span text:style-name="T9">controle</text:span></text:p></table:table-cell></table:table-row><table:table-row><table:table-cell table:style-name="Table3.A2" office:value-type="string"><text:p text:style-name="P113">code</text:p></table:table-cell></table:table-row><table:table-row><table:table-cell table:style-name="Table3.A2" office:value-type="string"><text:p text:style-name="P108">nom</text:p></table:table-cell></table:table-row><table:table-row><table:table-cell table:style-name="Table3.A2" office:value-type="string"><text:p text:style-name="P110">id_controle_type</text:p></table:table-cell></table:table-row><table:table-row><table:table-cell table:style-name="Table3.A2" office:value-type="string"><text:p text:style-name="P108">date_debut</text:p></table:table-cell></table:table-row><table:table-row><table:table-cell table:style-name="Table3.A2" office:value-type="string"><text:p text:style-name="P108">date_fin</text:p></table:table-cell></table:table-row><table:table-row><table:table-cell table:style-name="Table3.A2" office:value-type="string"><text:p text:style-name="P111">commentaires</text:p></table:table-cell></table:table-row><table:table-row><table:table-cell table:style-name="Table3.A2" office:value-type="string"><text:p text:style-name="P111">coefficient</text:p></table:table-cell></table:table-row><table:table-row><table:table-cell table:style-name="Table3.A2" office:value-type="string"><text:p text:style-name="P75">date_creation</text:p></table:table-cell></table:table-row><table:table-row><table:table-cell table:style-name="Table3.A2" office:value-type="string"><text:p text:style-name="P75">date_modification</text:p></table:table-cell></table:table-row><table:table-row><table:table-cell table:style-name="Table3.A2" office:value-type="string"><text:p text:style-name="P75">id_user</text:p></table:table-cell></table:table-row></table:table></draw:text-box></draw:frame><draw:frame draw:style-name="fr1" draw:name="Frame24" text:anchor-type="paragraph" svg:x="8.479cm" svg:y="6.662cm" svg:width="7.391cm" draw:z-index="22"><draw:text-box fo:min-height="7.814cm"><table:table table:name="Table5" table:style-name="Table5"><table:table-column table:style-name="Table5.A"/><table:table-row><table:table-cell table:style-name="Table5.A1" office:value-type="string"><text:p text:style-name="P20">ensemble_controle</text:p></table:table-cell></table:table-row><table:table-row><table:table-cell table:style-name="Table5.A2" office:value-type="string"><text:p text:style-name="P74">id_<text:span text:style-name="T19">ensemble_controle</text:span></text:p></table:table-cell></table:table-row><table:table-row><table:table-cell table:style-name="Table5.A2" office:value-type="string"><text:p text:style-name="P74">id_<text:span text:style-name="T7">formation_group</text:span></text:p></table:table-cell></table:table-row><table:table-row><table:table-cell table:style-name="Table5.A2" office:value-type="string"><text:p text:style-name="P113">code</text:p></table:table-cell></table:table-row><table:table-row><table:table-cell table:style-name="Table5.A2" office:value-type="string"><text:p text:style-name="P108">nom</text:p></table:table-cell></table:table-row><table:table-row><table:table-cell table:style-name="Table5.A2" office:value-type="string"><text:p text:style-name="P110">id_<text:span text:style-name="T20">periode</text:span></text:p></table:table-cell></table:table-row><table:table-row><table:table-cell table:style-name="Table5.A2" office:value-type="string"><text:p text:style-name="P108">date_debut</text:p></table:table-cell></table:table-row><table:table-row><table:table-cell table:style-name="Table5.A2" office:value-type="string"><text:p text:style-name="P108">date_fin</text:p></table:table-cell></table:table-row><table:table-row><table:table-cell table:style-name="Table5.A2" office:value-type="string"><text:p text:style-name="P111">commentaires</text:p></table:table-cell></table:table-row><table:table-row><table:table-cell table:style-name="Table5.A2" office:value-type="string"><text:p text:style-name="P111">coefficient</text:p></table:table-cell></table:table-row><table:table-row><table:table-cell table:style-name="Table5.A2" office:value-type="string"><text:p text:style-name="P75">date_creation</text:p></table:table-cell></table:table-row><table:table-row><table:table-cell table:style-name="Table5.A2" office:value-type="string"><text:p text:style-name="P75">date_modification</text:p></table:table-cell></table:table-row><table:table-row><table:table-cell table:style-name="Table5.A2" office:value-type="string"><text:p text:style-name="P75">id_user</text:p></table:table-cell></table:table-row></table:table></draw:text-box></draw:frame><draw:frame draw:style-name="fr1" draw:name="Frame26" text:anchor-type="paragraph" svg:x="0.335cm" svg:y="16.51cm" svg:width="6.888cm" draw:z-index="23"><draw:text-box fo:min-height="5.433cm"><table:table table:name="Table7" table:style-name="Table7"><table:table-column table:style-name="Table7.A"/><table:table-row><table:table-cell table:style-name="Table7.A1" office:value-type="string"><text:p text:style-name="P23">users</text:p></table:table-cell></table:table-row><table:table-row><table:table-cell table:style-name="Table7.A2" office:value-type="string"><text:p text:style-name="P96">id_<text:span text:style-name="T23">user</text:span></text:p></table:table-cell></table:table-row><table:table-row><table:table-cell table:style-name="Table7.A2" office:value-type="string"><text:p text:style-name="P116">id_personnel</text:p></table:table-cell></table:table-row><table:table-row><table:table-cell table:style-name="Table7.A2" office:value-type="string"><text:p text:style-name="P116">username</text:p></table:table-cell></table:table-row><table:table-row><table:table-cell table:style-name="Table7.A2" office:value-type="string"><text:p text:style-name="P116">password_<text:span text:style-name="T46">u</text:span></text:p></table:table-cell></table:table-row><table:table-row><table:table-cell table:style-name="Table7.A2" office:value-type="string"><text:p text:style-name="P116"><text:span text:style-name="T24">id_</text:span>user_type</text:p></table:table-cell></table:table-row><table:table-row><table:table-cell table:style-name="Table7.A2" office:value-type="string"><text:p text:style-name="P96">date_<text:span text:style-name="T21">creation</text:span></text:p></table:table-cell></table:table-row><table:table-row><table:table-cell table:style-name="Table7.A2" office:value-type="string"><text:p text:style-name="P96">date_modification</text:p></table:table-cell></table:table-row></table:table></draw:text-box></draw:frame><draw:frame draw:style-name="fr1" draw:name="Frame25" text:anchor-type="paragraph" svg:x="8.511cm" svg:y="16.563cm" svg:width="6.888cm" draw:z-index="40"><draw:text-box fo:min-height="5.433cm"><table:table table:name="Table6" table:style-name="Table6"><table:table-column table:style-name="Table6.A"/><table:table-row><table:table-cell table:style-name="Table6.A1" office:value-type="string"><text:p text:style-name="P21">bulletin_comme<text:span text:style-name="T48">n</text:span>taires</text:p></table:table-cell></table:table-row><table:table-row><table:table-cell table:style-name="Table6.A2" office:value-type="string"><text:p text:style-name="P96">id_<text:span text:style-name="T21">eleve</text:span></text:p></table:table-cell></table:table-row><table:table-row><table:table-cell table:style-name="Table6.A2" office:value-type="string"><text:p text:style-name="P114">id_ensemble_controle</text:p></table:table-cell></table:table-row><table:table-row><table:table-cell table:style-name="Table6.A2" office:value-type="string"><text:p text:style-name="P114">id_controle</text:p></table:table-cell></table:table-row><table:table-row><table:table-cell table:style-name="Table6.A2" office:value-type="string"><text:p text:style-name="P114">id_compo_controle</text:p></table:table-cell></table:table-row><table:table-row><table:table-cell table:style-name="Table6.A2" office:value-type="string"><text:p text:style-name="P114">id_formateur</text:p></table:table-cell></table:table-row><table:table-row><table:table-cell table:style-name="Table6.A2" office:value-type="string"><text:p text:style-name="P114">commentaires</text:p></table:table-cell></table:table-row><table:table-row><table:table-cell table:style-name="Table6.A2" office:value-type="string"><text:p text:style-name="P96">date_<text:span text:style-name="T21">creation</text:span></text:p></table:table-cell></table:table-row><table:table-row><table:table-cell table:style-name="Table6.A2" office:value-type="string"><text:p text:style-name="P96">date_modification</text:p></table:table-cell></table:table-row><table:table-row><table:table-cell table:style-name="Table6.A2" office:value-type="string"><text:p text:style-name="P96">id_user</text:p></table:table-cell></table:table-row></table:table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9"><draw:frame draw:style-name="fr1" draw:name="Frame27" text:anchor-type="paragraph" svg:x="0.891cm" svg:y="0.766cm" svg:width="6.888cm" draw:z-index="24"><draw:text-box fo:min-height="5.433cm"><table:table table:name="Table8" table:style-name="Table8"><table:table-column table:style-name="Table8.A"/><table:table-row><table:table-cell table:style-name="Table8.A1" office:value-type="string"><text:p text:style-name="P24">user_type</text:p></table:table-cell></table:table-row><table:table-row><table:table-cell table:style-name="Table8.A2" office:value-type="string"><text:p text:style-name="P96">id_<text:span text:style-name="T23">user_type</text:span></text:p></table:table-cell></table:table-row><table:table-row><table:table-cell table:style-name="Table8.A2" office:value-type="string"><text:p text:style-name="P117">type_name</text:p></table:table-cell></table:table-row><table:table-row><table:table-cell table:style-name="Table8.A2" office:value-type="string"><text:p text:style-name="P96">date_<text:span text:style-name="T21">creation</text:span></text:p></table:table-cell></table:table-row><table:table-row><table:table-cell table:style-name="Table8.A2" office:value-type="string"><text:p text:style-name="P96">date_modification</text:p></table:table-cell></table:table-row><table:table-row><table:table-cell table:style-name="Table8.A2" office:value-type="string"><text:p text:style-name="P96">id_user</text:p></table:table-cell></table:table-row></table:table></draw:text-box></draw:frame><draw:frame draw:style-name="fr1" draw:name="Frame28" text:anchor-type="paragraph" svg:x="8.511cm" svg:y="0.766cm" svg:width="6.888cm" draw:z-index="25"><draw:text-box fo:min-height="5.433cm"><table:table table:name="Table9" table:style-name="Table9"><table:table-column table:style-name="Table9.A"/><table:table-row><table:table-cell table:style-name="Table9.A1" office:value-type="string"><text:p text:style-name="P25">periode</text:p></table:table-cell></table:table-row><table:table-row><table:table-cell table:style-name="Table9.A2" office:value-type="string"><text:p text:style-name="P96">id_<text:span text:style-name="T25">periode</text:span></text:p></table:table-cell></table:table-row><table:table-row><table:table-cell table:style-name="Table9.A2" office:value-type="string"><text:p text:style-name="P118">periode_name</text:p></table:table-cell></table:table-row><table:table-row><table:table-cell table:style-name="Table9.A2" office:value-type="string"><text:p text:style-name="P96">date_<text:span text:style-name="T21">creation</text:span></text:p></table:table-cell></table:table-row><table:table-row><table:table-cell table:style-name="Table9.A2" office:value-type="string"><text:p text:style-name="P96">date_modification</text:p></table:table-cell></table:table-row><table:table-row><table:table-cell table:style-name="Table9.A2" office:value-type="string"><text:p text:style-name="P96">id_user</text:p></table:table-cell></table:table-row></table:table></draw:text-box></draw:frame><draw:frame draw:style-name="fr1" draw:name="Frame29" text:anchor-type="paragraph" svg:x="0.838cm" svg:y="6.851cm" svg:width="6.888cm" draw:z-index="26"><draw:text-box fo:min-height="5.433cm"><table:table table:name="Table10" table:style-name="Table10"><table:table-column table:style-name="Table10.A"/><table:table-row><table:table-cell table:style-name="Table10.A1" office:value-type="string"><text:p text:style-name="P26">ecole</text:p></table:table-cell></table:table-row><table:table-row><table:table-cell table:style-name="Table10.A2" office:value-type="string"><text:p text:style-name="P119">logo</text:p></table:table-cell></table:table-row><table:table-row><table:table-cell table:style-name="Table10.A2" office:value-type="string"><text:p text:style-name="P119">nom</text:p></table:table-cell></table:table-row><table:table-row><table:table-cell table:style-name="Table10.A2" office:value-type="string"><text:p text:style-name="P96">date_<text:span text:style-name="T26">fondation</text:span></text:p></table:table-cell></table:table-row><table:table-row><table:table-cell table:style-name="Table10.A2" office:value-type="string"><text:p text:style-name="P119">director_name</text:p></table:table-cell></table:table-row><table:table-row><table:table-cell table:style-name="Table10.A2" office:value-type="string"><text:p text:style-name="P120">adresse</text:p></table:table-cell></table:table-row><table:table-row><table:table-cell table:style-name="Table10.A2" office:value-type="string"><text:p text:style-name="P120">tel_fixe</text:p></table:table-cell></table:table-row><table:table-row><table:table-cell table:style-name="Table10.A2" office:value-type="string"><text:p text:style-name="P120">autorisation_number</text:p></table:table-cell></table:table-row><table:table-row><table:table-cell table:style-name="Table10.A2" office:value-type="string"><text:p text:style-name="P120">date_creation</text:p></table:table-cell></table:table-row><table:table-row><table:table-cell table:style-name="Table10.A2" office:value-type="string"><text:p text:style-name="P96">date_modification</text:p></table:table-cell></table:table-row><table:table-row><table:table-cell table:style-name="Table10.A2" office:value-type="string"><text:p text:style-name="P96">id_user</text:p></table:table-cell></table:table-row></table:table></draw:text-box></draw:frame><draw:frame draw:style-name="fr1" draw:name="Frame30" text:anchor-type="paragraph" svg:x="8.59cm" svg:y="6.798cm" svg:width="6.888cm" draw:z-index="27"><draw:text-box fo:min-height="5.433cm"><table:table table:name="Table11" table:style-name="Table11"><table:table-column table:style-name="Table11.A"/><table:table-row><table:table-cell table:style-name="Table11.A1" office:value-type="string"><text:p text:style-name="P27">personnel_type</text:p></table:table-cell></table:table-row><table:table-row><table:table-cell table:style-name="Table11.A2" office:value-type="string"><text:p text:style-name="P121">id_personnel_type</text:p></table:table-cell></table:table-row><table:table-row><table:table-cell table:style-name="Table11.A2" office:value-type="string"><text:p text:style-name="P121">fonction_name</text:p></table:table-cell></table:table-row><table:table-row><table:table-cell table:style-name="Table11.A2" office:value-type="string"><text:p text:style-name="P121">grade</text:p></table:table-cell></table:table-row><table:table-row><table:table-cell table:style-name="Table11.A2" office:value-type="string"><text:p text:style-name="P120">date_creation</text:p></table:table-cell></table:table-row><table:table-row><table:table-cell table:style-name="Table11.A2" office:value-type="string"><text:p text:style-name="P96">date_modification</text:p></table:table-cell></table:table-row><table:table-row><table:table-cell table:style-name="Table11.A2" office:value-type="string"><text:p text:style-name="P96">id_user</text:p></table:table-cell></table:table-row></table:table></draw:text-box></draw:frame><draw:frame draw:style-name="fr1" draw:name="Frame31" text:anchor-type="paragraph" svg:x="8.539cm" svg:y="13.06cm" svg:width="7.126cm" draw:z-index="28"><draw:text-box fo:min-height="10.545cm"><table:table table:name="Table12" table:style-name="Table12"><table:table-column table:style-name="Table12.A"/><table:table-row><table:table-cell table:style-name="Table12.A1" office:value-type="string"><text:p text:style-name="P28">frais_eleves</text:p></table:table-cell></table:table-row><table:table-row><table:table-cell table:style-name="Table12.A2" office:value-type="string"><text:p text:style-name="P122">id_frais</text:p></table:table-cell></table:table-row><table:table-row><table:table-cell table:style-name="Table12.A2" office:value-type="string"><text:p text:style-name="P88">id_inscription</text:p></table:table-cell></table:table-row><table:table-row><table:table-cell table:style-name="Table12.A2" office:value-type="string"><text:p text:style-name="P123">id_type_frais</text:p></table:table-cell></table:table-row><table:table-row><table:table-cell table:style-name="Table12.A2" office:value-type="string"><text:p text:style-name="P103">date_debut</text:p></table:table-cell></table:table-row><table:table-row><table:table-cell table:style-name="Table12.A2" office:value-type="string"><text:p text:style-name="P89">date_fin</text:p></table:table-cell></table:table-row><table:table-row><table:table-cell table:style-name="Table12.A2" office:value-type="string"><text:p text:style-name="P90">date_limite</text:p></table:table-cell></table:table-row><table:table-row><table:table-cell table:style-name="Table12.A2" office:value-type="string"><text:p text:style-name="P89">is_paid</text:p></table:table-cell></table:table-row><table:table-row table:style-name="Table12.9"><table:table-cell table:style-name="Table12.A2" office:value-type="string"><text:p text:style-name="P91">montant_paye</text:p></table:table-cell></table:table-row><table:table-row><table:table-cell table:style-name="Table12.A2" office:value-type="string"><text:p text:style-name="P89">commentaires</text:p></table:table-cell></table:table-row><table:table-row><table:table-cell table:style-name="Table12.A2" office:value-type="string"><text:p text:style-name="P90">date_versement</text:p></table:table-cell></table:table-row><table:table-row><table:table-cell table:style-name="Table12.A2" office:value-type="string"><text:p text:style-name="P90"><text:span text:style-name="T27">id_</text:span>moyen_payement</text:p></table:table-cell></table:table-row><table:table-row><table:table-cell table:style-name="Table12.A2" office:value-type="string"><text:p text:style-name="P90">date_creation</text:p></table:table-cell></table:table-row><table:table-row><table:table-cell table:style-name="Table12.A2" office:value-type="string"><text:p text:style-name="P90">date_modificaton</text:p></table:table-cell></table:table-row><table:table-row><table:table-cell table:style-name="Table12.A2" office:value-type="string"><text:p text:style-name="P90">id_user</text:p></table:table-cell></table:table-row></table:table></draw:text-box></draw:frame><draw:frame draw:style-name="fr1" draw:name="Frame32" text:anchor-type="paragraph" svg:x="0.838cm" svg:y="15.741cm" svg:width="6.888cm" draw:z-index="29"><draw:text-box fo:min-height="5.433cm"><table:table table:name="Table13" table:style-name="Table13"><table:table-column table:style-name="Table13.A"/><table:table-row><table:table-cell table:style-name="Table13.A1" office:value-type="string"><text:p text:style-name="P29">type_frais</text:p></table:table-cell></table:table-row><table:table-row><table:table-cell table:style-name="Table13.A2" office:value-type="string"><text:p text:style-name="P124">id_type_frais</text:p></table:table-cell></table:table-row><table:table-row><table:table-cell table:style-name="Table13.A2" office:value-type="string"><text:p text:style-name="P125">id_formation</text:p></table:table-cell></table:table-row><table:table-row><table:table-cell table:style-name="Table13.A2" office:value-type="string"><text:p text:style-name="P124">intitule_frais</text:p></table:table-cell></table:table-row><table:table-row><table:table-cell table:style-name="Table13.A2" office:value-type="string"><text:p text:style-name="P126">montant</text:p></table:table-cell></table:table-row><table:table-row><table:table-cell table:style-name="Table13.A2" office:value-type="string"><text:p text:style-name="P126">id_period</text:p></table:table-cell></table:table-row><table:table-row><table:table-cell table:style-name="Table13.A2" office:value-type="string"><text:p text:style-name="P120">date_creation</text:p></table:table-cell></table:table-row><table:table-row><table:table-cell table:style-name="Table13.A2" office:value-type="string"><text:p text:style-name="P96">date_modification</text:p></table:table-cell></table:table-row><table:table-row><table:table-cell table:style-name="Table13.A2" office:value-type="string"><text:p text:style-name="P96">id_user</text:p></table:table-cell></table:table-row></table:table></draw:text-box></draw:frame><draw:frame draw:style-name="fr1" draw:name="Frame33" text:anchor-type="paragraph" svg:x="0.811cm" svg:y="22.163cm" svg:width="6.888cm" draw:z-index="30"><draw:text-box fo:min-height="4.062cm"><table:table table:name="Table14" table:style-name="Table14"><table:table-column table:style-name="Table14.A"/><table:table-row><table:table-cell table:style-name="Table14.A1" office:value-type="string"><text:p text:style-name="P30">moyen_payement</text:p></table:table-cell></table:table-row><table:table-row><table:table-cell table:style-name="Table14.A2" office:value-type="string"><text:p text:style-name="P124">id_<text:span text:style-name="T28">moyen_payement</text:span></text:p></table:table-cell></table:table-row><table:table-row><table:table-cell table:style-name="Table14.A2" office:value-type="string"><text:p text:style-name="P127">intitule_mp</text:p></table:table-cell></table:table-row><table:table-row><table:table-cell table:style-name="Table14.A2" office:value-type="string"><text:p text:style-name="P120">date_creation</text:p></table:table-cell></table:table-row><table:table-row><table:table-cell table:style-name="Table14.A2" office:value-type="string"><text:p text:style-name="P96">date_modification</text:p></table:table-cell></table:table-row><table:table-row><table:table-cell table:style-name="Table14.A2" office:value-type="string"><text:p text:style-name="P96">id_user</text:p></table:table-cell></table:table-row></table:table></draw:text-box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9"><draw:frame draw:style-name="fr1" draw:name="Frame34" text:anchor-type="paragraph" svg:x="0.258cm" svg:y="0.069cm" svg:width="7.126cm" draw:z-index="31"><draw:text-box fo:min-height="9.423cm"><table:table table:name="Table15" table:style-name="Table15"><table:table-column table:style-name="Table15.A"/><table:table-row><table:table-cell table:style-name="Table15.A1" office:value-type="string"><text:p text:style-name="P31">recrutement_<text:span text:style-name="T31">formateur</text:span></text:p></table:table-cell></table:table-row><table:table-row><table:table-cell table:style-name="Table15.A2" office:value-type="string"><text:p text:style-name="P122">id_<text:span text:style-name="T29">recrutement_f</text:span></text:p></table:table-cell></table:table-row><table:table-row><table:table-cell table:style-name="Table15.A2" office:value-type="string"><text:p text:style-name="P88">id_<text:span text:style-name="T31">formateur</text:span></text:p></table:table-cell></table:table-row><table:table-row><table:table-cell table:style-name="Table15.A2" office:value-type="string"><text:p text:style-name="P128">date_recrutement</text:p></table:table-cell></table:table-row><table:table-row><table:table-cell table:style-name="Table15.A2" office:value-type="string"><text:p text:style-name="P128">type_contrat</text:p></table:table-cell></table:table-row><table:table-row><table:table-cell table:style-name="Table15.A2" office:value-type="string"><text:p text:style-name="P103">date_debut_<text:span text:style-name="T32">contrat</text:span></text:p></table:table-cell></table:table-row><table:table-row><table:table-cell table:style-name="Table15.A2" office:value-type="string"><text:p text:style-name="P89">date_fin_<text:span text:style-name="T32">contrat</text:span></text:p></table:table-cell></table:table-row><table:table-row table:style-name="Table15.8"><table:table-cell table:style-name="Table15.A2" office:value-type="string"><text:p text:style-name="P128">salaire_mensuel</text:p></table:table-cell></table:table-row><table:table-row><table:table-cell table:style-name="Table15.A2" office:value-type="string"><text:p text:style-name="P89">commentaires</text:p></table:table-cell></table:table-row><table:table-row><table:table-cell table:style-name="Table15.A2" office:value-type="string"><text:p text:style-name="P90">date_creation</text:p></table:table-cell></table:table-row><table:table-row><table:table-cell table:style-name="Table15.A2" office:value-type="string"><text:p text:style-name="P90">date_modificaton</text:p></table:table-cell></table:table-row><table:table-row><table:table-cell table:style-name="Table15.A2" office:value-type="string"><text:p text:style-name="P90">id_user</text:p></table:table-cell></table:table-row></table:table></draw:text-box></draw:frame><draw:frame draw:style-name="fr1" draw:name="Frame35" text:anchor-type="paragraph" svg:x="7.983cm" svg:y="0.106cm" svg:width="7.126cm" draw:z-index="32"><draw:text-box fo:min-height="9.412cm"><table:table table:name="Table16" table:style-name="Table16"><table:table-column table:style-name="Table16.A"/><table:table-row><table:table-cell table:style-name="Table16.A1" office:value-type="string"><text:p text:style-name="P31">recrutement_p<text:span text:style-name="T30">ersonnel</text:span></text:p></table:table-cell></table:table-row><table:table-row><table:table-cell table:style-name="Table16.A2" office:value-type="string"><text:p text:style-name="P122">id_<text:span text:style-name="T29">recrutement_p</text:span></text:p></table:table-cell></table:table-row><table:table-row><table:table-cell table:style-name="Table16.A2" office:value-type="string"><text:p text:style-name="P88">id_<text:span text:style-name="T33">personnel</text:span></text:p></table:table-cell></table:table-row><table:table-row><table:table-cell table:style-name="Table16.A2" office:value-type="string"><text:p text:style-name="P128">date_recrutement</text:p></table:table-cell></table:table-row><table:table-row><table:table-cell table:style-name="Table16.A2" office:value-type="string"><text:p text:style-name="P128">type_contrat</text:p></table:table-cell></table:table-row><table:table-row><table:table-cell table:style-name="Table16.A2" office:value-type="string"><text:p text:style-name="P103">date_debut_<text:span text:style-name="T33">contrat</text:span></text:p></table:table-cell></table:table-row><table:table-row><table:table-cell table:style-name="Table16.A2" office:value-type="string"><text:p text:style-name="P89">date_fin_<text:span text:style-name="T33">contrat</text:span></text:p></table:table-cell></table:table-row><table:table-row><table:table-cell table:style-name="Table16.A2" office:value-type="string"><text:p text:style-name="P128">salaire_mensuel</text:p></table:table-cell></table:table-row><table:table-row><table:table-cell table:style-name="Table16.A2" office:value-type="string"><text:p text:style-name="P128">commentaires</text:p></table:table-cell></table:table-row><table:table-row><table:table-cell table:style-name="Table16.A2" office:value-type="string"><text:p text:style-name="P90">date_creation</text:p></table:table-cell></table:table-row><table:table-row><table:table-cell table:style-name="Table16.A2" office:value-type="string"><text:p text:style-name="P90">date_modificaton</text:p></table:table-cell></table:table-row><table:table-row><table:table-cell table:style-name="Table16.A2" office:value-type="string"><text:p text:style-name="P90">id_user</text:p></table:table-cell></table:table-row></table:table></draw:text-box></draw:frame><text:soft-page-break/></text:p>
      <text:p text:style-name="P150"><draw:frame draw:style-name="fr1" draw:name="Frame36" text:anchor-type="paragraph" svg:x="0.258cm" svg:y="9.589cm" svg:width="7.126cm" draw:z-index="33"><draw:text-box fo:min-height="8.677cm"><table:table table:name="Table17" table:style-name="Table17"><table:table-column table:style-name="Table17.A"/><table:table-row><table:table-cell table:style-name="Table17.A1" office:value-type="string"><text:p text:style-name="P31"><text:span text:style-name="T34">versement</text:span>_<text:span text:style-name="T31">formateur</text:span></text:p></table:table-cell></table:table-row><table:table-row><table:table-cell table:style-name="Table17.A2" office:value-type="string"><text:p text:style-name="P122">id_<text:span text:style-name="T35">versement_f</text:span></text:p></table:table-cell></table:table-row><table:table-row><table:table-cell table:style-name="Table17.A2" office:value-type="string"><text:p text:style-name="P129">id_recrutement_f</text:p></table:table-cell></table:table-row><table:table-row><table:table-cell table:style-name="Table17.A2" office:value-type="string"><text:p text:style-name="P130">debut_period</text:p></table:table-cell></table:table-row><table:table-row><table:table-cell table:style-name="Table17.A2" office:value-type="string"><text:p text:style-name="P130">fin_period</text:p></table:table-cell></table:table-row><table:table-row><table:table-cell table:style-name="Table17.A2" office:value-type="string"><text:p text:style-name="P130">date_versement</text:p></table:table-cell></table:table-row><table:table-row><table:table-cell table:style-name="Table17.A2" office:value-type="string"><text:p text:style-name="P131">id_moyen_payement</text:p></table:table-cell></table:table-row><table:table-row><table:table-cell table:style-name="Table17.A2" office:value-type="string"><text:p text:style-name="P130">done</text:p></table:table-cell></table:table-row><table:table-row><table:table-cell table:style-name="Table17.A2" office:value-type="string"><text:p text:style-name="P90">date_creation</text:p></table:table-cell></table:table-row><table:table-row><table:table-cell table:style-name="Table17.A2" office:value-type="string"><text:p text:style-name="P90">date_modificaton</text:p></table:table-cell></table:table-row><table:table-row><table:table-cell table:style-name="Table17.A2" office:value-type="string"><text:p text:style-name="P90">id_user</text:p></table:table-cell></table:table-row></table:table></draw:text-box></draw:frame><draw:frame draw:style-name="fr1" draw:name="Frame37" text:anchor-type="paragraph" svg:x="8.063cm" svg:y="9.551cm" svg:width="7.126cm" draw:z-index="34"><draw:text-box fo:min-height="8.714cm"><table:table table:name="Table18" table:style-name="Table18"><table:table-column table:style-name="Table18.A"/><table:table-row><table:table-cell table:style-name="Table18.A1" office:value-type="string"><text:p text:style-name="P31"><text:span text:style-name="T34">versement</text:span>_p<text:span text:style-name="T30">ersonnel</text:span></text:p></table:table-cell></table:table-row><table:table-row><table:table-cell table:style-name="Table18.A2" office:value-type="string"><text:p text:style-name="P122">id_<text:span text:style-name="T35">versement_p</text:span></text:p></table:table-cell></table:table-row><table:table-row><table:table-cell table:style-name="Table18.A2" office:value-type="string"><text:p text:style-name="P129">id_recrutement_p</text:p></table:table-cell></table:table-row><table:table-row><table:table-cell table:style-name="Table18.A2" office:value-type="string"><text:p text:style-name="P130">debut_period</text:p></table:table-cell></table:table-row><table:table-row><table:table-cell table:style-name="Table18.A2" office:value-type="string"><text:p text:style-name="P130">fin_period</text:p></table:table-cell></table:table-row><table:table-row><table:table-cell table:style-name="Table18.A2" office:value-type="string"><text:p text:style-name="P130">date_versement</text:p></table:table-cell></table:table-row><table:table-row><table:table-cell table:style-name="Table18.A2" office:value-type="string"><text:p text:style-name="P131">id_moyen_payement</text:p></table:table-cell></table:table-row><table:table-row><table:table-cell table:style-name="Table18.A2" office:value-type="string"><text:p text:style-name="P130">done</text:p></table:table-cell></table:table-row><table:table-row><table:table-cell table:style-name="Table18.A2" office:value-type="string"><text:p text:style-name="P90">date_creation</text:p></table:table-cell></table:table-row><table:table-row><table:table-cell table:style-name="Table18.A2" office:value-type="string"><text:p text:style-name="P90">date_modificaton</text:p></table:table-cell></table:table-row><table:table-row><table:table-cell table:style-name="Table18.A2" office:value-type="string"><text:p text:style-name="P90">id_user</text:p></table:table-cell></table:table-row></table:table></draw:text-box></draw:frame><draw:frame draw:style-name="fr1" draw:name="Frame38" text:anchor-type="paragraph" svg:x="0.258cm" svg:y="18.263cm" svg:width="7.126cm" draw:z-index="35"><draw:text-box fo:min-height="8.677cm"><table:table table:name="Table19" table:style-name="Table19"><table:table-column table:style-name="Table19.A"/><table:table-row><table:table-cell table:style-name="Table19.A1" office:value-type="string"><text:p text:style-name="P32">depense_<text:span text:style-name="T37">special</text:span></text:p></table:table-cell></table:table-row><table:table-row><table:table-cell table:style-name="Table19.A2" office:value-type="string"><text:p text:style-name="P122">id_<text:span text:style-name="T36">depense_s</text:span></text:p></table:table-cell></table:table-row><table:table-row><table:table-cell table:style-name="Table19.A2" office:value-type="string"><text:p text:style-name="P140">code_depense_s</text:p></table:table-cell></table:table-row><table:table-row><table:table-cell table:style-name="Table19.A2" office:value-type="string"><text:p text:style-name="P141">beneficiaire</text:p></table:table-cell></table:table-row><table:table-row><table:table-cell table:style-name="Table19.A2" office:value-type="string"><text:p text:style-name="P135">intitule</text:p></table:table-cell></table:table-row><table:table-row><table:table-cell table:style-name="Table19.A2" office:value-type="string"><text:p text:style-name="P135">commentaires</text:p></table:table-cell></table:table-row><table:table-row><table:table-cell table:style-name="Table19.A2" office:value-type="string"><text:p text:style-name="P132">date_depense</text:p></table:table-cell></table:table-row><table:table-row><table:table-cell table:style-name="Table19.A2" office:value-type="string"><text:p text:style-name="P132">montant</text:p></table:table-cell></table:table-row><table:table-row><table:table-cell table:style-name="Table19.A2" office:value-type="string"><text:p text:style-name="P133">id_moyen_payement</text:p></table:table-cell></table:table-row><table:table-row><table:table-cell table:style-name="Table19.A2" office:value-type="string"><text:p text:style-name="P134">facture_numero</text:p></table:table-cell></table:table-row><table:table-row><table:table-cell table:style-name="Table19.A2" office:value-type="string"><text:p text:style-name="P90">date_creation</text:p></table:table-cell></table:table-row><table:table-row><table:table-cell table:style-name="Table19.A2" office:value-type="string"><text:p text:style-name="P90">date_modificaton</text:p></table:table-cell></table:table-row><table:table-row><table:table-cell table:style-name="Table19.A2" office:value-type="string"><text:p text:style-name="P90">id_user</text:p></table:table-cell></table:table-row></table:table></draw:text-box></draw:frame><draw:frame draw:style-name="fr1" draw:name="Frame39" text:anchor-type="paragraph" svg:x="8.063cm" svg:y="17.099cm" svg:width="7.126cm" draw:z-index="36"><draw:text-box fo:min-height="8.677cm"><table:table table:name="Table20" table:style-name="Table20"><table:table-column table:style-name="Table20.A"/><table:table-row><table:table-cell table:style-name="Table20.A1" office:value-type="string"><text:p text:style-name="P33">depense_mensuel</text:p></table:table-cell></table:table-row><table:table-row><table:table-cell table:style-name="Table20.A2" office:value-type="string"><text:p text:style-name="P122">id_<text:span text:style-name="T38">depense_m</text:span></text:p></table:table-cell></table:table-row><table:table-row><table:table-cell table:style-name="Table20.A2" office:value-type="string"><text:p text:style-name="P136">id_type_depense</text:p></table:table-cell></table:table-row><table:table-row><table:table-cell table:style-name="Table20.A2" office:value-type="string"><text:p text:style-name="P140">beneficiare</text:p></table:table-cell></table:table-row><table:table-row><table:table-cell table:style-name="Table20.A2" office:value-type="string"><text:p text:style-name="P137">mois</text:p></table:table-cell></table:table-row><table:table-row><table:table-cell table:style-name="Table20.A2" office:value-type="string"><text:p text:style-name="P130">debut_period</text:p></table:table-cell></table:table-row><table:table-row><table:table-cell table:style-name="Table20.A2" office:value-type="string"><text:p text:style-name="P130">fin_period</text:p></table:table-cell></table:table-row><table:table-row><table:table-cell table:style-name="Table20.A2" office:value-type="string"><text:p text:style-name="P137">montant</text:p></table:table-cell></table:table-row><table:table-row><table:table-cell table:style-name="Table20.A2" office:value-type="string"><text:p text:style-name="P130">date_versement</text:p></table:table-cell></table:table-row><table:table-row><table:table-cell table:style-name="Table20.A2" office:value-type="string"><text:p text:style-name="P131">id_moyen_payement</text:p></table:table-cell></table:table-row><table:table-row><table:table-cell table:style-name="Table20.A2" office:value-type="string"><text:p text:style-name="P130">done</text:p></table:table-cell></table:table-row><table:table-row><table:table-cell table:style-name="Table20.A2" office:value-type="string"><text:p text:style-name="P146">facture_numero</text:p></table:table-cell></table:table-row><table:table-row><table:table-cell table:style-name="Table20.A2" office:value-type="string"><text:p text:style-name="P90">date_creation</text:p></table:table-cell></table:table-row><table:table-row><table:table-cell table:style-name="Table20.A2" office:value-type="string"><text:p text:style-name="P90">date_modificaton</text:p></table:table-cell></table:table-row><table:table-row><table:table-cell table:style-name="Table20.A2" office:value-type="string"><text:p text:style-name="P90">id_user</text:p></table:table-cell></table:table-row></table:table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0"/>
      <text:p text:style-name="P150"/>
      <text:p text:style-name="P150"/>
      <text:p text:style-name="P150"><draw:frame draw:style-name="fr1" draw:name="Frame40" text:anchor-type="paragraph" svg:x="0.575cm" svg:y="0.159cm" svg:width="6.775cm" draw:z-index="37"><draw:text-box fo:min-height="5.219cm"><table:table table:name="Table21" table:style-name="Table21"><table:table-column table:style-name="Table21.A"/><table:table-row><table:table-cell table:style-name="Table21.A1" office:value-type="string"><text:p text:style-name="P33"><text:span text:style-name="T39">type_</text:span>depense_mensuel</text:p></table:table-cell></table:table-row><table:table-row><table:table-cell table:style-name="Table21.A2" office:value-type="string"><text:p text:style-name="P122">id_<text:span text:style-name="T39">type_depense</text:span></text:p></table:table-cell></table:table-row><table:table-row><table:table-cell table:style-name="Table21.A2" office:value-type="string"><text:p text:style-name="P139">code_depense</text:p></table:table-cell></table:table-row><table:table-row><table:table-cell table:style-name="Table21.A2" office:value-type="string"><text:p text:style-name="P138">intitule</text:p></table:table-cell></table:table-row><table:table-row><table:table-cell table:style-name="Table21.A2" office:value-type="string"><text:p text:style-name="P138">commentaires</text:p></table:table-cell></table:table-row><table:table-row><table:table-cell table:style-name="Table21.A2" office:value-type="string"><text:p text:style-name="P90">date_creation</text:p></table:table-cell></table:table-row><table:table-row><table:table-cell table:style-name="Table21.A2" office:value-type="string"><text:p text:style-name="P90">date_modificaton</text:p></table:table-cell></table:table-row><table:table-row><table:table-cell table:style-name="Table21.A2" office:value-type="string"><text:p text:style-name="P90">id_user</text:p></table:table-cell></table:table-row></table:table></draw:text-box></draw:frame><draw:frame draw:style-name="fr1" draw:name="Frame41" text:anchor-type="paragraph" svg:x="7.983cm" svg:y="0.159cm" svg:width="6.775cm" draw:z-index="38"><draw:text-box fo:min-height="5.219cm"><table:table table:name="Table22" table:style-name="Table22"><table:table-column table:style-name="Table22.A"/><table:table-row><table:table-cell table:style-name="Table22.A1" office:value-type="string"><text:p text:style-name="P34">synthese_depense_mensuel</text:p></table:table-cell></table:table-row><table:table-row><table:table-cell table:style-name="Table22.A2" office:value-type="string"><text:p text:style-name="P122">id_<text:span text:style-name="T40">sdm</text:span></text:p></table:table-cell></table:table-row><table:table-row><table:table-cell table:style-name="Table22.A2" office:value-type="string"><text:p text:style-name="P142">mois_sdm</text:p></table:table-cell></table:table-row><table:table-row><table:table-cell table:style-name="Table22.A2" office:value-type="string"><text:p text:style-name="P142">total</text:p></table:table-cell></table:table-row><table:table-row><table:table-cell table:style-name="Table22.A2" office:value-type="string"><text:p text:style-name="P138">commentaires</text:p></table:table-cell></table:table-row><table:table-row><table:table-cell table:style-name="Table22.A2" office:value-type="string"><text:p text:style-name="P90">date_creation</text:p></table:table-cell></table:table-row><table:table-row><table:table-cell table:style-name="Table22.A2" office:value-type="string"><text:p text:style-name="P90">date_modificaton</text:p></table:table-cell></table:table-row><table:table-row><table:table-cell table:style-name="Table22.A2" office:value-type="string"><text:p text:style-name="P90">id_user</text:p></table:table-cell></table:table-row></table:table></draw:text-box></draw:frame><draw:frame draw:style-name="fr1" draw:name="Frame42" text:anchor-type="paragraph" svg:x="0.522cm" svg:y="6.35cm" svg:width="6.775cm" draw:z-index="39"><draw:text-box fo:min-height="5.219cm"><table:table table:name="Table23" table:style-name="Table23"><table:table-column table:style-name="Table23.A"/><table:table-row><table:table-cell table:style-name="Table23.A1" office:value-type="string"><text:p text:style-name="P35">opt_send_tuteur</text:p></table:table-cell></table:table-row><table:table-row><table:table-cell table:style-name="Table23.A2" office:value-type="string"><text:p text:style-name="P122">id_<text:span text:style-name="T39">tuteur</text:span></text:p></table:table-cell></table:table-row><table:table-row><table:table-cell table:style-name="Table23.A2" office:value-type="string"><text:p text:style-name="P143">frequence</text:p></table:table-cell></table:table-row><table:table-row><table:table-cell table:style-name="Table23.A2" office:value-type="string"><text:p text:style-name="P143">mail</text:p></table:table-cell></table:table-row><table:table-row><table:table-cell table:style-name="Table23.A2" office:value-type="string"><text:p text:style-name="P143">sms</text:p></table:table-cell></table:table-row><table:table-row><table:table-cell table:style-name="Table23.A2" office:value-type="string"><text:p text:style-name="P143">whatsapp</text:p></table:table-cell></table:table-row><table:table-row><table:table-cell table:style-name="Table23.A2" office:value-type="string"><text:p text:style-name="P90">date_creation</text:p></table:table-cell></table:table-row><table:table-row><table:table-cell table:style-name="Table23.A2" office:value-type="string"><text:p text:style-name="P90">date_modificaton</text:p></table:table-cell></table:table-row><table:table-row><table:table-cell table:style-name="Table23.A2" office:value-type="string"><text:p text:style-name="P90">id_user</text:p></table:table-cell></table:table-row></table:table></draw:text-box></draw:frame><draw:frame draw:style-name="fr1" draw:name="Frame10" text:anchor-type="paragraph" svg:x="8.063cm" svg:y="6.35cm" svg:width="6.775cm" draw:z-index="41"><draw:text-box fo:min-height="5.219cm"><table:table table:name="Table4" table:style-name="Table4"><table:table-column table:style-name="Table4.A"/><table:table-row><table:table-cell table:style-name="Table4.A1" office:value-type="string"><text:p text:style-name="P153">type_document</text:p></table:table-cell></table:table-row><table:table-row><table:table-cell table:style-name="Table4.A2" office:value-type="string"><text:p text:style-name="P122">id_<text:span text:style-name="T39">type_document</text:span></text:p></table:table-cell></table:table-row><table:table-row><table:table-cell table:style-name="Table4.A2" office:value-type="string"><text:p text:style-name="P157">nom_document</text:p></table:table-cell></table:table-row><table:table-row><table:table-cell table:style-name="Table4.A2" office:value-type="string"><text:p text:style-name="P158">is_mandatory</text:p></table:table-cell></table:table-row><table:table-row><table:table-cell table:style-name="Table4.A2" office:value-type="string"><text:p text:style-name="P90">date_creation</text:p></table:table-cell></table:table-row><table:table-row><table:table-cell table:style-name="Table4.A2" office:value-type="string"><text:p text:style-name="P90">date_modificaton</text:p></table:table-cell></table:table-row><table:table-row><table:table-cell table:style-name="Table4.A2" office:value-type="string"><text:p text:style-name="P90">id_user</text:p></table:table-cell></table:table-row></table:table></draw:text-box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3:58:31.249157499</meta:creation-date>
    <meta:generator>LibreOffice/5.1.6.2$Linux_X86_64 LibreOffice_project/10m0$Build-2</meta:generator>
    <dc:date>2018-04-15T09:56:10.454949175</dc:date>
    <meta:editing-duration>PT19H2M58S</meta:editing-duration>
    <meta:editing-cycles>188</meta:editing-cycles>
    <meta:document-statistic meta:table-count="43" meta:image-count="0" meta:object-count="0" meta:page-count="8" meta:paragraph-count="484" meta:word-count="480" meta:character-count="5690" meta:non-whitespace-character-count="5483"/>
  </office:meta>
</office:document-meta>
</file>